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32.76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57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17" style:family="table-cell" style:parent-style-name="Default"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19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20" style:family="table-cell" style:parent-style-name="Default">
      <style:table-cell-properties fo:border-bottom="none" fo:border-left="1.76pt solid #000000" fo:border-right="none" fo:border-top="none"/>
    </style:style>
    <style:style style:name="ce21" style:family="table-cell" style:parent-style-name="Default">
      <style:table-cell-properties fo:border-bottom="1.76pt solid #000000" fo:border-left="1.76pt solid #000000" fo:border-right="none" fo:border-top="none"/>
    </style:style>
    <style:style style:name="ce22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3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24" style:family="table-cell" style:parent-style-name="Default">
      <style:table-cell-properties fo:border-bottom="none" fo:border-left="none" fo:border-right="1.76pt solid #000000" fo:border-top="none"/>
    </style:style>
    <style:style style:name="ce25" style:family="table-cell" style:parent-style-name="Default">
      <style:table-cell-properties fo:border-bottom="1.76pt solid #000000" fo:border-left="none" fo:border-right="1.76pt solid #000000" fo:border-top="none"/>
    </style:style>
    <style:style style:name="ce26" style:family="table-cell" style:parent-style-name="Default">
      <style:table-cell-properties fo:border-bottom="none" fo:border-left="1.76pt solid #000000" fo:border-right="none" fo:border-top="1.76pt solid #000000"/>
    </style:style>
    <style:style style:name="ce27" style:family="table-cell" style:parent-style-name="Default">
      <style:table-cell-properties fo:border-bottom="none" fo:border-left="none" fo:border-right="1.76pt solid #000000" fo:border-top="1.76pt solid #000000"/>
    </style:style>
    <style:style style:name="ce28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30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31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33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34" style:family="table-cell" style:parent-style-name="Default">
      <style:table-cell-properties fo:border-bottom="none" fo:border-left="1.5pt solid #000000" fo:border-right="none" fo:border-top="1.5pt solid #000000"/>
    </style:style>
    <style:style style:name="ce35" style:family="table-cell" style:parent-style-name="Default">
      <style:table-cell-properties fo:border-bottom="none" fo:border-left="1.5pt solid #000000" fo:border-right="none" fo:border-top="none"/>
    </style:style>
    <style:style style:name="ce36" style:family="table-cell" style:parent-style-name="Default">
      <style:table-cell-properties fo:border-bottom="1.5pt solid #000000" fo:border-left="1.5pt solid #000000" fo:border-right="none" fo:border-top="none"/>
    </style:style>
    <style:style style:name="ce37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38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none" fo:border-top="1.5pt solid #000000"/>
    </style:style>
    <style:style style:name="ce40" style:family="table-cell" style:parent-style-name="Default">
      <style:table-cell-properties fo:border-bottom="1.5pt solid #000000" fo:border-left="none" fo:border-right="none" fo:border-top="none"/>
    </style:style>
    <style:style style:name="ce41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42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43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44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45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46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47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48" style:family="table-cell" style:parent-style-name="Default">
      <style:table-cell-properties fo:border-bottom="none" fo:border-left="none" fo:border-right="1.5pt solid #000000" fo:border-top="1.5pt solid #000000"/>
    </style:style>
    <style:style style:name="ce49" style:family="table-cell" style:parent-style-name="Default">
      <style:table-cell-properties fo:border-bottom="none" fo:border-left="none" fo:border-right="1.5pt solid #000000" fo:border-top="none"/>
    </style:style>
    <style:style style:name="ce50" style:family="table-cell" style:parent-style-name="Default">
      <style:table-cell-properties fo:border-bottom="1.5pt solid #000000" fo:border-left="none" fo:border-right="1.5pt solid #000000" fo:border-top="none"/>
    </style:style>
    <style:style style:name="ce51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52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53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54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transparent" fo:border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3.86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9.91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4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4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4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4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4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3" draw:text-style-name="P4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3" draw:text-style-name="P4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3" draw:text-style-name="P4" svg:width="256.12mm" svg:height="144.06mm" svg:x="26.06mm" svg:y="808.13mm">
            <loext:p draw:notify-on-update-of-ranges="Calibration.C95:Calibration.C105 Calibration.H93:Calibration.H93 Calibration.H95:Calibration.H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6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28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28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003125" calcext:value-type="float">
            <text:p>3,125E-05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003125" calcext:value-type="float">
            <text:p>0,0003125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28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0.78125" calcext:value-type="float">
            <text:p>0,78125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29" office:value-type="string" calcext:value-type="string">
            <text:p>R1</text:p>
          </table:table-cell>
          <table:table-cell table:style-name="ce37" table:formula="of:=[.F16]-[.B19]" office:value-type="float" office:value="21875" calcext:value-type="float">
            <text:p>21875</text:p>
          </table:table-cell>
          <table:table-cell table:style-name="ce37"/>
          <table:table-cell table:style-name="ce41" office:value-type="float" office:value="21875" calcext:value-type="float">
            <text:p>21875</text:p>
          </table:table-cell>
          <table:table-cell table:number-columns-repeated="14"/>
        </table:table-row>
        <table:table-row table:style-name="ro1">
          <table:table-cell table:style-name="ce30" office:value-type="string" calcext:value-type="string">
            <text:p>R2</text:p>
          </table:table-cell>
          <table:table-cell table:style-name="ce38" table:formula="of:=[.D16]*[.F16]" office:value-type="float" office:value="78125" calcext:value-type="float">
            <text:p>78125</text:p>
          </table:table-cell>
          <table:table-cell table:style-name="ce38"/>
          <table:table-cell table:style-name="ce42" office:value-type="float" office:value="78125" calcext:value-type="float">
            <text:p>78125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625" calcext:value-type="float">
            <text:p>0,0001015625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25" calcext:value-type="float">
            <text:p>0,00015625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4375" calcext:value-type="float">
            <text:p>0,0002734375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43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5" calcext:value-type="float">
            <text:p>0,0003125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44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0625" calcext:value-type="float">
            <text:p>0,0005640625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44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0625" calcext:value-type="float">
            <text:p>0,000789062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44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" calcext:value-type="float">
            <text:p>0,00125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44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25" calcext:value-type="float">
            <text:p>0,00190625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44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28125" calcext:value-type="float">
            <text:p>0,0041328125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44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8125" calcext:value-type="float">
            <text:p>0,005078125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44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25" calcext:value-type="float">
            <text:p>0,007812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44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6875" calcext:value-type="float">
            <text:p>0,01296875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44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34375" calcext:value-type="float">
            <text:p>0,020234375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45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125" calcext:value-type="float">
            <text:p>0,0303125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8125" calcext:value-type="float">
            <text:p>0,04078125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4375" calcext:value-type="float">
            <text:p>0,06234375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25" calcext:value-type="float">
            <text:p>0,07812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46875" calcext:value-type="float">
            <text:p>0,10546875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125" calcext:value-type="float">
            <text:p>0,1328125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" calcext:value-type="float">
            <text:p>0,1625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25" calcext:value-type="float">
            <text:p>0,1906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71875" calcext:value-type="float">
            <text:p>0,23671875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375" calcext:value-type="float">
            <text:p>0,284375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40625" calcext:value-type="float">
            <text:p>0,34140625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296875" calcext:value-type="float">
            <text:p>0,39296875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625" calcext:value-type="float">
            <text:p>0,465625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5625" calcext:value-type="float">
            <text:p>0,5515625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59375" calcext:value-type="float">
            <text:p>0,6359375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28125" calcext:value-type="float">
            <text:p>0,7328125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375" calcext:value-type="float">
            <text:p>0,859375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1875" calcext:value-type="float">
            <text:p>0,9921875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28125" calcext:value-type="float">
            <text:p>1,1328125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6875" calcext:value-type="float">
            <text:p>1,29687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375" calcext:value-type="float">
            <text:p>1,484375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75" calcext:value-type="float">
            <text:p>1,6875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1875" calcext:value-type="float">
            <text:p>1,921875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796875" calcext:value-type="float">
            <text:p>2,1796875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65625" calcext:value-type="float">
            <text:p>2,4765625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46875" calcext:value-type="float">
            <text:p>2,8046875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0625" calcext:value-type="float">
            <text:p>3,140625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46875" calcext:value-type="float">
            <text:p>3,5546875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5625" calcext:value-type="float">
            <text:p>4,015625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31"/>
          <table:table-cell table:style-name="ce31" office:value-type="string" calcext:value-type="string">
            <text:p>Vout (Pin=valeur basse)</text:p>
          </table:table-cell>
          <table:table-cell table:style-name="ce31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32" office:value-type="string" calcext:value-type="string">
            <text:p>x</text:p>
          </table:table-cell>
          <table:table-cell table:style-name="ce32" table:formula="of:=[.C95]*1000" office:value-type="float" office:value="0.3125" calcext:value-type="float">
            <text:p>0,3125</text:p>
          </table:table-cell>
          <table:table-cell table:style-name="ce32" table:formula="of:=[.C105]*1000" office:value-type="float" office:value="30.3125" calcext:value-type="float">
            <text:p>30,3125</text:p>
          </table:table-cell>
          <table:table-cell table:number-columns-repeated="15"/>
        </table:table-row>
        <table:table-row table:style-name="ro1">
          <table:table-cell table:style-name="ce33" office:value-type="string" calcext:value-type="string">
            <text:p>y</text:p>
          </table:table-cell>
          <table:table-cell table:style-name="ce33" table:formula="of:=[.B27]" office:value-type="float" office:value="1" calcext:value-type="float">
            <text:p>1</text:p>
          </table:table-cell>
          <table:table-cell table:style-name="ce33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0.3" calcext:value-type="float">
            <text:p>0,3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3.33333333333333" calcext:value-type="float">
            <text:p>3,33333333333333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46" office:value-type="string" calcext:value-type="string">
            <text:p>Interpolation puissance sur 2 points</text:p>
          </table:table-cell>
          <table:table-cell table:style-name="ce51"/>
          <table:table-cell table:style-name="ce52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47"/>
          <table:table-cell table:style-name="ce47" office:value-type="string" calcext:value-type="string">
            <text:p>a</text:p>
          </table:table-cell>
          <table:table-cell table:style-name="ce53" office:value-type="string" calcext:value-type="string">
            <text:p>K</text:p>
          </table:table-cell>
          <table:table-cell table:number-columns-repeated="2"/>
          <table:table-cell table:formula="of:=[.F81]*10^([.B70]*[.E81])" office:value-type="float" office:value="2.57956820791857" calcext:value-type="float">
            <text:p>2,57956820791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0])-LOG10([.B70])" office:value-type="float" office:value="1.98677173426625" calcext:value-type="float">
            <text:p>1,98677173426625</text:p>
          </table:table-cell>
          <table:table-cell/>
          <table:table-cell table:style-name="ce30"/>
          <table:table-cell table:style-name="ce30" table:formula="of:=[.B80]/[.B81]" office:value-type="float" office:value="0.50332908544691" calcext:value-type="float">
            <text:p>0,50332908544691</text:p>
          </table:table-cell>
          <table:table-cell table:style-name="ce54" table:formula="of:=[.B71]/[.B83]" office:value-type="float" office:value="1.79579466330651" calcext:value-type="float">
            <text:p>1,79579466330651</text:p>
          </table:table-cell>
          <table:table-cell table:number-columns-repeated="2"/>
          <table:table-cell table:formula="of:=[.F81]*10^([.E81]*[.C70])" office:value-type="float" office:value="3246531187293400" calcext:value-type="float">
            <text:p>3246531187293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0^a</text:p>
          </table:table-cell>
          <table:table-cell table:formula="of:=[.B70]^[.E81]" office:value-type="float" office:value="0.556856538463449" calcext:value-type="float">
            <text:p>0,556856538463449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4"/>
          <table:table-cell table:style-name="ce29" office:value-type="string" calcext:value-type="string">
            <text:p>interpolation linéaire</text:p>
          </table:table-cell>
          <table:table-cell table:style-name="ce37"/>
          <table:table-cell table:style-name="ce41"/>
          <table:table-cell table:style-name="ce46" table:formula="of:=[.D79]" office:value-type="string" office:string-value="Interpolation puissance sur 2 points" calcext:value-type="string">
            <text:p>Interpolation puissance sur 2 points</text:p>
          </table:table-cell>
          <table:table-cell table:style-name="ce51"/>
          <table:table-cell table:style-name="ce52"/>
          <table:table-cell table:number-columns-repeated="8"/>
        </table:table-row>
        <table:table-row table:style-name="ro1">
          <table:table-cell table:style-name="ce34" office:value-type="string" calcext:value-type="string">
            <text:p>Pin_coupleur(dBm)</text:p>
          </table:table-cell>
          <table:table-cell table:style-name="ce39" office:value-type="string" calcext:value-type="string">
            <text:p>Pin_coupleur(W)</text:p>
          </table:table-cell>
          <table:table-cell table:style-name="ce39" office:value-type="string" calcext:value-type="string">
            <text:p>Vout</text:p>
          </table:table-cell>
          <table:table-cell table:style-name="ce48" office:value-type="string" calcext:value-type="string">
            <text:p>Pin</text:p>
          </table:table-cell>
          <table:table-cell table:style-name="ce29" office:value-type="string" calcext:value-type="string">
            <text:p>Pin (W)</text:p>
          </table:table-cell>
          <table:table-cell table:style-name="ce37" office:value-type="string" calcext:value-type="string">
            <text:p>Pin (dBm)</text:p>
          </table:table-cell>
          <table:table-cell table:style-name="ce41" office:value-type="string" calcext:value-type="string">
            <text:p>%err</text:p>
          </table:table-cell>
          <table:table-cell table:style-name="ce47" office:value-type="string" calcext:value-type="string">
            <text:p>Pin(W)</text:p>
          </table:table-cell>
          <table:table-cell table:style-name="ce55" office:value-type="string" calcext:value-type="string">
            <text:p>in(dBm</text:p>
          </table:table-cell>
          <table:table-cell table:style-name="ce53" office:value-type="string" calcext:value-type="string">
            <text:p>%err</text:p>
          </table:table-cell>
          <table:table-cell table:number-columns-repeated="8"/>
        </table:table-row>
        <table:table-row table:style-name="ro1">
          <table:table-cell table:style-name="ce35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5" calcext:value-type="float">
            <text:p>0,0003125</text:p>
          </table:table-cell>
          <table:table-cell table:style-name="ce49" table:formula="of:=[.A95]" office:value-type="float" office:value="30" calcext:value-type="float">
            <text:p>30</text:p>
          </table:table-cell>
          <table:table-cell table:style-name="ce47" table:formula="of:=[.$B$75]*[.C95]+[.$C$75]" office:value-type="float" office:value="0.90634375" calcext:value-type="float">
            <text:p>0,90634375</text:p>
          </table:table-cell>
          <table:table-cell table:style-name="ce55" table:formula="of:=30+10*LOG([.E95])" office:value-type="float" office:value="29.5729294427077" calcext:value-type="float">
            <text:p>29,5729294427077</text:p>
          </table:table-cell>
          <table:table-cell table:style-name="ce53" table:formula="of:=100*([.B95]-[.F95])/[.A95]" office:value-type="float" office:value="-95.243098142359" calcext:value-type="float">
            <text:p>-95,243098142359</text:p>
          </table:table-cell>
          <table:table-cell table:style-name="ce47" table:formula="of:=[.$F$81]*((1000*[.C95])^[.$E$81])" office:value-type="float" office:value="1" calcext:value-type="float">
            <text:p>1</text:p>
          </table:table-cell>
          <table:table-cell table:style-name="ce55" table:formula="of:=30+10*LOG([.H95])" office:value-type="float" office:value="30" calcext:value-type="float">
            <text:p>30</text:p>
          </table:table-cell>
          <table:table-cell table:style-name="ce53" table:formula="of:=100*([.B95]-[.H95])/[.B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35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0625" calcext:value-type="float">
            <text:p>0,0005640625</text:p>
          </table:table-cell>
          <table:table-cell table:style-name="ce49" table:formula="of:=[.A96]" office:value-type="float" office:value="31" calcext:value-type="float">
            <text:p>31</text:p>
          </table:table-cell>
          <table:table-cell table:style-name="ce47" table:formula="of:=[.$B$75]*[.C96]+[.$C$75]" office:value-type="float" office:value="0.90641921875" calcext:value-type="float">
            <text:p>0,90641921875</text:p>
          </table:table-cell>
          <table:table-cell table:style-name="ce55" table:formula="of:=30+10*LOG([.E96])" office:value-type="float" office:value="29.573291052717" calcext:value-type="float">
            <text:p>29,573291052717</text:p>
          </table:table-cell>
          <table:table-cell table:style-name="ce53" table:formula="of:=100*([.B96]-[.F96])/[.A96]" office:value-type="float" office:value="-91.3366633578156" calcext:value-type="float">
            <text:p>-91,3366633578156</text:p>
          </table:table-cell>
          <table:table-cell table:style-name="ce47" table:formula="of:=[.$F$81]*((1000*[.C96])^[.$E$81])" office:value-type="float" office:value="1.34614684495529" calcext:value-type="float">
            <text:p>1,34614684495529</text:p>
          </table:table-cell>
          <table:table-cell table:style-name="ce55" table:formula="of:=30+10*LOG([.H96])" office:value-type="float" office:value="31.290924376556" calcext:value-type="float">
            <text:p>31,290924376556</text:p>
          </table:table-cell>
          <table:table-cell table:style-name="ce53" table:formula="of:=100*([.B96]-[.H96])/[.B96]" office:value-type="float" office:value="-6.92824470329971" calcext:value-type="float">
            <text:p>-6,92824470329971</text:p>
          </table:table-cell>
          <table:table-cell table:number-columns-repeated="8"/>
        </table:table-row>
        <table:table-row table:style-name="ro1">
          <table:table-cell table:style-name="ce35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0625" calcext:value-type="float">
            <text:p>0,0007890625</text:p>
          </table:table-cell>
          <table:table-cell table:style-name="ce49" table:formula="of:=[.A97]" office:value-type="float" office:value="32" calcext:value-type="float">
            <text:p>32</text:p>
          </table:table-cell>
          <table:table-cell table:style-name="ce47" table:formula="of:=[.$B$75]*[.C97]+[.$C$75]" office:value-type="float" office:value="0.90648671875" calcext:value-type="float">
            <text:p>0,90648671875</text:p>
          </table:table-cell>
          <table:table-cell table:style-name="ce55" table:formula="of:=30+10*LOG([.E97])" office:value-type="float" office:value="29.5736144547969" calcext:value-type="float">
            <text:p>29,5736144547969</text:p>
          </table:table-cell>
          <table:table-cell table:style-name="ce53" table:formula="of:=100*([.B97]-[.F97])/[.A97]" office:value-type="float" office:value="-87.4647539447993" calcext:value-type="float">
            <text:p>-87,4647539447993</text:p>
          </table:table-cell>
          <table:table-cell table:style-name="ce47" table:formula="of:=[.$F$81]*((1000*[.C97])^[.$E$81])" office:value-type="float" office:value="1.59393223514127" calcext:value-type="float">
            <text:p>1,59393223514127</text:p>
          </table:table-cell>
          <table:table-cell table:style-name="ce55" table:formula="of:=30+10*LOG([.H97])" office:value-type="float" office:value="32.0246985374152" calcext:value-type="float">
            <text:p>32,0246985374152</text:p>
          </table:table-cell>
          <table:table-cell table:style-name="ce53" table:formula="of:=100*([.B97]-[.H97])/[.B97]" office:value-type="float" office:value="-0.570325036611414" calcext:value-type="float">
            <text:p>-0,570325036611414</text:p>
          </table:table-cell>
          <table:table-cell table:number-columns-repeated="8"/>
        </table:table-row>
        <table:table-row table:style-name="ro1">
          <table:table-cell table:style-name="ce35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" calcext:value-type="float">
            <text:p>0,00125</text:p>
          </table:table-cell>
          <table:table-cell table:style-name="ce49" table:formula="of:=[.A98]" office:value-type="float" office:value="33" calcext:value-type="float">
            <text:p>33</text:p>
          </table:table-cell>
          <table:table-cell table:style-name="ce47" table:formula="of:=[.$B$75]*[.C98]+[.$C$75]" office:value-type="float" office:value="0.906625" calcext:value-type="float">
            <text:p>0,906625</text:p>
          </table:table-cell>
          <table:table-cell table:style-name="ce55" table:formula="of:=30+10*LOG([.E98])" office:value-type="float" office:value="29.574276904698" calcext:value-type="float">
            <text:p>29,574276904698</text:p>
          </table:table-cell>
          <table:table-cell table:style-name="ce53" table:formula="of:=100*([.B98]-[.F98])/[.A98]" office:value-type="float" office:value="-83.5727714840277" calcext:value-type="float">
            <text:p>-83,5727714840277</text:p>
          </table:table-cell>
          <table:table-cell table:style-name="ce47" table:formula="of:=[.$F$81]*((1000*[.C98])^[.$E$81])" office:value-type="float" office:value="2.00925151664675" calcext:value-type="float">
            <text:p>2,00925151664675</text:p>
          </table:table-cell>
          <table:table-cell table:style-name="ce55" table:formula="of:=30+10*LOG([.H98])" office:value-type="float" office:value="33.0303430481928" calcext:value-type="float">
            <text:p>33,0303430481928</text:p>
          </table:table-cell>
          <table:table-cell table:style-name="ce53" table:formula="of:=100*([.B98]-[.H98])/[.B98]" office:value-type="float" office:value="-0.701120928958688" calcext:value-type="float">
            <text:p>-0,701120928958688</text:p>
          </table:table-cell>
          <table:table-cell table:number-columns-repeated="8"/>
        </table:table-row>
        <table:table-row table:style-name="ro1">
          <table:table-cell table:style-name="ce35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25" calcext:value-type="float">
            <text:p>0,00190625</text:p>
          </table:table-cell>
          <table:table-cell table:style-name="ce49" table:formula="of:=[.A99]" office:value-type="float" office:value="34" calcext:value-type="float">
            <text:p>34</text:p>
          </table:table-cell>
          <table:table-cell table:style-name="ce47" table:formula="of:=[.$B$75]*[.C99]+[.$C$75]" office:value-type="float" office:value="0.906821875" calcext:value-type="float">
            <text:p>0,906821875</text:p>
          </table:table-cell>
          <table:table-cell table:style-name="ce55" table:formula="of:=30+10*LOG([.E99])" office:value-type="float" office:value="29.5752198794015" calcext:value-type="float">
            <text:p>29,5752198794015</text:p>
          </table:table-cell>
          <table:table-cell table:style-name="ce53" table:formula="of:=100*([.B99]-[.F99])/[.A99]" office:value-type="float" office:value="-79.5980395526233" calcext:value-type="float">
            <text:p>-79,5980395526233</text:p>
          </table:table-cell>
          <table:table-cell table:style-name="ce47" table:formula="of:=[.$F$81]*((1000*[.C99])^[.$E$81])" office:value-type="float" office:value="2.48473082415402" calcext:value-type="float">
            <text:p>2,48473082415402</text:p>
          </table:table-cell>
          <table:table-cell table:style-name="ce55" table:formula="of:=30+10*LOG([.H99])" office:value-type="float" office:value="33.9527934763014" calcext:value-type="float">
            <text:p>33,9527934763014</text:p>
          </table:table-cell>
          <table:table-cell table:style-name="ce53" table:formula="of:=100*([.B99]-[.H99])/[.B99]" office:value-type="float" office:value="1.0810842008985" calcext:value-type="float">
            <text:p>1,0810842008985</text:p>
          </table:table-cell>
          <table:table-cell table:number-columns-repeated="8"/>
        </table:table-row>
        <table:table-row table:style-name="ro1">
          <table:table-cell table:style-name="ce35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28125" calcext:value-type="float">
            <text:p>0,0041328125</text:p>
          </table:table-cell>
          <table:table-cell table:style-name="ce49" table:formula="of:=[.A100]" office:value-type="float" office:value="35" calcext:value-type="float">
            <text:p>35</text:p>
          </table:table-cell>
          <table:table-cell table:style-name="ce47" table:formula="of:=[.$B$75]*[.C100]+[.$C$75]" office:value-type="float" office:value="0.90748984375" calcext:value-type="float">
            <text:p>0,90748984375</text:p>
          </table:table-cell>
          <table:table-cell table:style-name="ce55" table:formula="of:=30+10*LOG([.E100])" office:value-type="float" office:value="29.5784177329161" calcext:value-type="float">
            <text:p>29,5784177329161</text:p>
          </table:table-cell>
          <table:table-cell table:style-name="ce53" table:formula="of:=100*([.B100]-[.F100])/[.A100]" office:value-type="float" office:value="-75.4746859221362" calcext:value-type="float">
            <text:p>-75,4746859221362</text:p>
          </table:table-cell>
          <table:table-cell table:style-name="ce47" table:formula="of:=[.$F$81]*((1000*[.C100])^[.$E$81])" office:value-type="float" office:value="3.66801465698354" calcext:value-type="float">
            <text:p>3,66801465698354</text:p>
          </table:table-cell>
          <table:table-cell table:style-name="ce55" table:formula="of:=30+10*LOG([.H100])" office:value-type="float" office:value="35.6443106239448" calcext:value-type="float">
            <text:p>35,6443106239448</text:p>
          </table:table-cell>
          <table:table-cell table:style-name="ce53" table:formula="of:=100*([.B100]-[.H100])/[.B100]" office:value-type="float" office:value="-15.9928080694923" calcext:value-type="float">
            <text:p>-15,9928080694923</text:p>
          </table:table-cell>
          <table:table-cell table:number-columns-repeated="8"/>
        </table:table-row>
        <table:table-row table:style-name="ro1">
          <table:table-cell table:style-name="ce35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8125" calcext:value-type="float">
            <text:p>0,005078125</text:p>
          </table:table-cell>
          <table:table-cell table:style-name="ce49" table:formula="of:=[.A101]" office:value-type="float" office:value="36" calcext:value-type="float">
            <text:p>36</text:p>
          </table:table-cell>
          <table:table-cell table:style-name="ce47" table:formula="of:=[.$B$75]*[.C101]+[.$C$75]" office:value-type="float" office:value="0.9077734375" calcext:value-type="float">
            <text:p>0,9077734375</text:p>
          </table:table-cell>
          <table:table-cell table:style-name="ce55" table:formula="of:=30+10*LOG([.E101])" office:value-type="float" office:value="29.5797747063425" calcext:value-type="float">
            <text:p>29,5797747063425</text:p>
          </table:table-cell>
          <table:table-cell table:style-name="ce53" table:formula="of:=100*([.B101]-[.F101])/[.A101]" office:value-type="float" office:value="-71.1075083355764" calcext:value-type="float">
            <text:p>-71,1075083355764</text:p>
          </table:table-cell>
          <table:table-cell table:style-name="ce47" table:formula="of:=[.$F$81]*((1000*[.C101])^[.$E$81])" office:value-type="float" office:value="4.0687191872303" calcext:value-type="float">
            <text:p>4,0687191872303</text:p>
          </table:table-cell>
          <table:table-cell table:style-name="ce55" table:formula="of:=30+10*LOG([.H101])" office:value-type="float" office:value="36.0945771697426" calcext:value-type="float">
            <text:p>36,0945771697426</text:p>
          </table:table-cell>
          <table:table-cell table:style-name="ce53" table:formula="of:=100*([.B101]-[.H101])/[.B101]" office:value-type="float" office:value="-2.20160520026474" calcext:value-type="float">
            <text:p>-2,20160520026474</text:p>
          </table:table-cell>
          <table:table-cell table:number-columns-repeated="8"/>
        </table:table-row>
        <table:table-row table:style-name="ro1">
          <table:table-cell table:style-name="ce35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25" calcext:value-type="float">
            <text:p>0,0078125</text:p>
          </table:table-cell>
          <table:table-cell table:style-name="ce49" table:formula="of:=[.A102]" office:value-type="float" office:value="37" calcext:value-type="float">
            <text:p>37</text:p>
          </table:table-cell>
          <table:table-cell table:style-name="ce47" table:formula="of:=[.$B$75]*[.C102]+[.$C$75]" office:value-type="float" office:value="0.90859375" calcext:value-type="float">
            <text:p>0,90859375</text:p>
          </table:table-cell>
          <table:table-cell table:style-name="ce55" table:formula="of:=30+10*LOG([.E102])" office:value-type="float" office:value="29.5836974508058" calcext:value-type="float">
            <text:p>29,5836974508058</text:p>
          </table:table-cell>
          <table:table-cell table:style-name="ce53" table:formula="of:=100*([.B102]-[.F102])/[.A102]" office:value-type="float" office:value="-66.4103381473867" calcext:value-type="float">
            <text:p>-66,4103381473867</text:p>
          </table:table-cell>
          <table:table-cell table:style-name="ce47" table:formula="of:=[.$F$81]*((1000*[.C102])^[.$E$81])" office:value-type="float" office:value="5.053867668464" calcext:value-type="float">
            <text:p>5,053867668464</text:p>
          </table:table-cell>
          <table:table-cell table:style-name="ce55" table:formula="of:=30+10*LOG([.H102])" office:value-type="float" office:value="37.0362386607454" calcext:value-type="float">
            <text:p>37,0362386607454</text:p>
          </table:table-cell>
          <table:table-cell table:style-name="ce53" table:formula="of:=100*([.B102]-[.H102])/[.B102]" office:value-type="float" office:value="-0.837917037258512" calcext:value-type="float">
            <text:p>-0,837917037258512</text:p>
          </table:table-cell>
          <table:table-cell table:number-columns-repeated="8"/>
        </table:table-row>
        <table:table-row table:style-name="ro1">
          <table:table-cell table:style-name="ce35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6875" calcext:value-type="float">
            <text:p>0,01296875</text:p>
          </table:table-cell>
          <table:table-cell table:style-name="ce49" table:formula="of:=[.A103]" office:value-type="float" office:value="38" calcext:value-type="float">
            <text:p>38</text:p>
          </table:table-cell>
          <table:table-cell table:style-name="ce47" table:formula="of:=[.$B$75]*[.C103]+[.$C$75]" office:value-type="float" office:value="0.910140625" calcext:value-type="float">
            <text:p>0,910140625</text:p>
          </table:table-cell>
          <table:table-cell table:style-name="ce55" table:formula="of:=30+10*LOG([.E103])" office:value-type="float" office:value="29.5910849995091" calcext:value-type="float">
            <text:p>29,5910849995091</text:p>
          </table:table-cell>
          <table:table-cell table:style-name="ce53" table:formula="of:=100*([.B103]-[.F103])/[.A103]" office:value-type="float" office:value="-61.267135670282" calcext:value-type="float">
            <text:p>-61,267135670282</text:p>
          </table:table-cell>
          <table:table-cell table:style-name="ce47" table:formula="of:=[.$F$81]*((1000*[.C103])^[.$E$81])" office:value-type="float" office:value="6.52244865089364" calcext:value-type="float">
            <text:p>6,52244865089364</text:p>
          </table:table-cell>
          <table:table-cell table:style-name="ce55" table:formula="of:=30+10*LOG([.H103])" office:value-type="float" office:value="38.1441066872721" calcext:value-type="float">
            <text:p>38,1441066872721</text:p>
          </table:table-cell>
          <table:table-cell table:style-name="ce53" table:formula="of:=100*([.B103]-[.H103])/[.B103]" office:value-type="float" office:value="-3.3738446497851" calcext:value-type="float">
            <text:p>-3,3738446497851</text:p>
          </table:table-cell>
          <table:table-cell table:number-columns-repeated="8"/>
        </table:table-row>
        <table:table-row table:style-name="ro1">
          <table:table-cell table:style-name="ce35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34375" calcext:value-type="float">
            <text:p>0,020234375</text:p>
          </table:table-cell>
          <table:table-cell table:style-name="ce49" table:formula="of:=[.A104]" office:value-type="float" office:value="39" calcext:value-type="float">
            <text:p>39</text:p>
          </table:table-cell>
          <table:table-cell table:style-name="ce47" table:formula="of:=[.$B$75]*[.C104]+[.$C$75]" office:value-type="float" office:value="0.9123203125" calcext:value-type="float">
            <text:p>0,9123203125</text:p>
          </table:table-cell>
          <table:table-cell table:style-name="ce55" table:formula="of:=30+10*LOG([.E104])" office:value-type="float" office:value="29.6014734438967" calcext:value-type="float">
            <text:p>29,6014734438967</text:p>
          </table:table-cell>
          <table:table-cell table:style-name="ce53" table:formula="of:=100*([.B104]-[.F104])/[.A104]" office:value-type="float" office:value="-55.5338233247536" calcext:value-type="float">
            <text:p>-55,5338233247536</text:p>
          </table:table-cell>
          <table:table-cell table:style-name="ce47" table:formula="of:=[.$F$81]*((1000*[.C104])^[.$E$81])" office:value-type="float" office:value="8.15923906947708" calcext:value-type="float">
            <text:p>8,15923906947708</text:p>
          </table:table-cell>
          <table:table-cell table:style-name="ce55" table:formula="of:=30+10*LOG([.H104])" office:value-type="float" office:value="39.1164965834498" calcext:value-type="float">
            <text:p>39,1164965834498</text:p>
          </table:table-cell>
          <table:table-cell table:style-name="ce53" table:formula="of:=100*([.B104]-[.H104])/[.B104]" office:value-type="float" office:value="-2.71873405468489" calcext:value-type="float">
            <text:p>-2,71873405468489</text:p>
          </table:table-cell>
          <table:table-cell table:number-columns-repeated="8"/>
        </table:table-row>
        <table:table-row table:style-name="ro1">
          <table:table-cell table:style-name="ce36" table:formula="of:=[.A37]" office:value-type="float" office:value="40" calcext:value-type="float">
            <text:p>40</text:p>
          </table:table-cell>
          <table:table-cell table:style-name="ce40" table:formula="of:=[.B37]" office:value-type="float" office:value="10" calcext:value-type="float">
            <text:p>10</text:p>
          </table:table-cell>
          <table:table-cell table:style-name="ce40" table:formula="of:=[.G37]" office:value-type="float" office:value="0.0303125" calcext:value-type="float">
            <text:p>0,0303125</text:p>
          </table:table-cell>
          <table:table-cell table:style-name="ce50" table:formula="of:=[.A105]" office:value-type="float" office:value="40" calcext:value-type="float">
            <text:p>40</text:p>
          </table:table-cell>
          <table:table-cell table:style-name="ce30" table:formula="of:=[.$B$75]*[.C105]+[.$C$75]" office:value-type="float" office:value="0.91534375" calcext:value-type="float">
            <text:p>0,91534375</text:p>
          </table:table-cell>
          <table:table-cell table:style-name="ce38" table:formula="of:=30+10*LOG([.E105])" office:value-type="float" office:value="29.615842205064" calcext:value-type="float">
            <text:p>29,615842205064</text:p>
          </table:table-cell>
          <table:table-cell table:style-name="ce42" table:formula="of:=100*([.B105]-[.F105])/[.A105]" office:value-type="float" office:value="-49.0396055126599" calcext:value-type="float">
            <text:p>-49,0396055126599</text:p>
          </table:table-cell>
          <table:table-cell table:style-name="ce30" table:formula="of:=[.$F$81]*((1000*[.C105])^[.$E$81])" office:value-type="float" office:value="10" calcext:value-type="float">
            <text:p>10</text:p>
          </table:table-cell>
          <table:table-cell table:style-name="ce38" table:formula="of:=30+10*LOG([.H105])" office:value-type="float" office:value="40" calcext:value-type="float">
            <text:p>40</text:p>
          </table:table-cell>
          <table:table-cell table:style-name="ce42" table:formula="of:=100*([.B105]-[.H105])/[.B105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0" calcext:value-type="float">
            <text:p>0</text:p>
          </table:table-cell>
          <table:table-cell table:formula="of:=100*([.J111]-[.B95])/[.B95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0" calcext:value-type="float">
            <text:p>0</text:p>
          </table:table-cell>
          <table:table-cell table:formula="of:=100*([.J112]-[.B96])/[.B96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0" calcext:value-type="float">
            <text:p>0</text:p>
          </table:table-cell>
          <table:table-cell table:formula="of:=100*([.J113]-[.B97])/[.B97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0" calcext:value-type="float">
            <text:p>0</text:p>
          </table:table-cell>
          <table:table-cell table:formula="of:=100*([.J114]-[.B98])/[.B98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0" calcext:value-type="float">
            <text:p>0</text:p>
          </table:table-cell>
          <table:table-cell table:formula="of:=100*([.J115]-[.B99])/[.B99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0" calcext:value-type="float">
            <text:p>0</text:p>
          </table:table-cell>
          <table:table-cell table:formula="of:=100*([.J116]-[.B100])/[.B100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0" calcext:value-type="float">
            <text:p>0</text:p>
          </table:table-cell>
          <table:table-cell table:formula="of:=100*([.J117]-[.B101])/[.B101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0" calcext:value-type="float">
            <text:p>0</text:p>
          </table:table-cell>
          <table:table-cell table:formula="of:=100*([.J118]-[.B102])/[.B102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0" calcext:value-type="float">
            <text:p>0</text:p>
          </table:table-cell>
          <table:table-cell table:formula="of:=100*([.J119]-[.B103])/[.B103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0" calcext:value-type="float">
            <text:p>0</text:p>
          </table:table-cell>
          <table:table-cell table:formula="of:=100*([.J120]-[.B104])/[.B104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0" calcext:value-type="float">
            <text:p>0</text:p>
          </table:table-cell>
          <table:table-cell table:formula="of:=100*([.J121]-[.B105])/[.B105]" office:value-type="float" office:value="-100" calcext:value-type="float">
            <text:p>-100</text:p>
          </table:table-cell>
          <table:table-cell table:number-columns-repeated="7"/>
        </table:table-row>
      </table:table>
      <table:table table:name="Validation calibration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ouplage ligne</text:p>
          </table:table-cell>
          <table:table-cell table:formula="of:=[Calibration.B4]" office:value-type="float" office:value="40" calcext:value-type="float">
            <text:p>4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in coupleur (W)</text:p>
          </table:table-cell>
          <table:table-cell office:value-type="string" calcext:value-type="string">
            <text:p>Pin coupleur (dBm)</text:p>
          </table:table-cell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THEORIQUE Qucs</text:p>
          </table:table-cell>
          <table:table-cell table:style-name="ce56" office:value-type="string" calcext:value-type="string">
            <text:p>interpolation exp sur 2 point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Pin 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0+10*LOG([.A6])" office:value-type="float" office:value="30" calcext:value-type="float">
            <text:p>30</text:p>
          </table:table-cell>
          <table:table-cell table:formula="of:=[.B6]-[.$B$1]" office:value-type="float" office:value="-10" calcext:value-type="float">
            <text:p>-10</text:p>
          </table:table-cell>
          <table:table-cell/>
          <table:table-cell table:formula="of:=0.00003125" office:value-type="float" office:value="0.00003125" calcext:value-type="float">
            <text:p>3,125E-05</text:p>
          </table:table-cell>
          <table:table-cell table:formula="of:=[Calibration.$F$81]*EXP([Calibration.$E$81]*[.E6])" office:value-type="float" office:value="1.79582290964383" calcext:value-type="float">
            <text:p>1,79582290964383</text:p>
          </table:table-cell>
          <table:table-cell table:formula="of:=100*([.A6]-[.F6])/100" office:value-type="float" office:value="-0.795822909643831" calcext:value-type="float">
            <text:p>-0,795822909643831</text:p>
          </table:table-cell>
        </table:table-row>
        <table:table-row table:style-name="ro1">
          <table:table-cell table:formula="of:=[.A6]+0.1" office:value-type="float" office:value="1.1" calcext:value-type="float">
            <text:p>1,1</text:p>
          </table:table-cell>
          <table:table-cell table:formula="of:=30+10*LOG([.A7])" office:value-type="float" office:value="30.4139268515822" calcext:value-type="float">
            <text:p>30,4139268515822</text:p>
          </table:table-cell>
          <table:table-cell table:formula="of:=[.B7]-[.$B$1]" office:value-type="float" office:value="-9.58607314841775" calcext:value-type="float">
            <text:p>-9,58607314841775</text:p>
          </table:table-cell>
          <table:table-cell table:number-columns-repeated="2"/>
          <table:table-cell table:formula="of:=[Calibration.$F$81]*EXP([Calibration.$E$81]*[.E7])" office:value-type="float" office:value="1.79579466330651" calcext:value-type="float">
            <text:p>1,79579466330651</text:p>
          </table:table-cell>
          <table:table-cell table:formula="of:=100*([.A7]-[.F7])/100" office:value-type="float" office:value="-0.695794663306515" calcext:value-type="float">
            <text:p>-0,695794663306515</text:p>
          </table:table-cell>
        </table:table-row>
        <table:table-row table:style-name="ro1">
          <table:table-cell table:formula="of:=[.A7]+0.1" office:value-type="float" office:value="1.2" calcext:value-type="float">
            <text:p>1,2</text:p>
          </table:table-cell>
          <table:table-cell table:formula="of:=30+10*LOG([.A8])" office:value-type="float" office:value="30.7918124604762" calcext:value-type="float">
            <text:p>30,7918124604762</text:p>
          </table:table-cell>
          <table:table-cell table:formula="of:=[.B8]-[.$B$1]" office:value-type="float" office:value="-9.20818753952375" calcext:value-type="float">
            <text:p>-9,20818753952375</text:p>
          </table:table-cell>
          <table:table-cell table:number-columns-repeated="2"/>
          <table:table-cell table:formula="of:=[Calibration.$F$81]*EXP([Calibration.$E$81]*[.E8])" office:value-type="float" office:value="1.79579466330651" calcext:value-type="float">
            <text:p>1,79579466330651</text:p>
          </table:table-cell>
          <table:table-cell table:formula="of:=100*([.A8]-[.F8])/100" office:value-type="float" office:value="-0.595794663306515" calcext:value-type="float">
            <text:p>-0,595794663306515</text:p>
          </table:table-cell>
        </table:table-row>
        <table:table-row table:style-name="ro1">
          <table:table-cell table:formula="of:=[.A8]+0.1" office:value-type="float" office:value="1.3" calcext:value-type="float">
            <text:p>1,3</text:p>
          </table:table-cell>
          <table:table-cell table:formula="of:=30+10*LOG([.A9])" office:value-type="float" office:value="31.1394335230684" calcext:value-type="float">
            <text:p>31,1394335230684</text:p>
          </table:table-cell>
          <table:table-cell table:formula="of:=[.B9]-[.$B$1]" office:value-type="float" office:value="-8.86056647693163" calcext:value-type="float">
            <text:p>-8,86056647693163</text:p>
          </table:table-cell>
          <table:table-cell table:number-columns-repeated="2"/>
          <table:table-cell table:formula="of:=[Calibration.$F$81]*EXP([Calibration.$E$81]*[.E9])" office:value-type="float" office:value="1.79579466330651" calcext:value-type="float">
            <text:p>1,79579466330651</text:p>
          </table:table-cell>
          <table:table-cell table:formula="of:=100*([.A9]-[.F9])/100" office:value-type="float" office:value="-0.495794663306514" calcext:value-type="float">
            <text:p>-0,495794663306514</text:p>
          </table:table-cell>
        </table:table-row>
        <table:table-row table:style-name="ro1">
          <table:table-cell table:formula="of:=[.A9]+0.1" office:value-type="float" office:value="1.4" calcext:value-type="float">
            <text:p>1,4</text:p>
          </table:table-cell>
          <table:table-cell table:formula="of:=30+10*LOG([.A10])" office:value-type="float" office:value="31.4612803567824" calcext:value-type="float">
            <text:p>31,4612803567824</text:p>
          </table:table-cell>
          <table:table-cell table:formula="of:=[.B10]-[.$B$1]" office:value-type="float" office:value="-8.53871964321762" calcext:value-type="float">
            <text:p>-8,53871964321762</text:p>
          </table:table-cell>
          <table:table-cell table:number-columns-repeated="2"/>
          <table:table-cell table:formula="of:=[Calibration.$F$81]*EXP([Calibration.$E$81]*[.E10])" office:value-type="float" office:value="1.79579466330651" calcext:value-type="float">
            <text:p>1,79579466330651</text:p>
          </table:table-cell>
          <table:table-cell table:formula="of:=100*([.A10]-[.F10])/100" office:value-type="float" office:value="-0.395794663306514" calcext:value-type="float">
            <text:p>-0,395794663306514</text:p>
          </table:table-cell>
        </table:table-row>
        <table:table-row table:style-name="ro1">
          <table:table-cell table:formula="of:=[.A10]+0.1" office:value-type="float" office:value="1.5" calcext:value-type="float">
            <text:p>1,5</text:p>
          </table:table-cell>
          <table:table-cell table:formula="of:=30+10*LOG([.A11])" office:value-type="float" office:value="31.7609125905568" calcext:value-type="float">
            <text:p>31,7609125905568</text:p>
          </table:table-cell>
          <table:table-cell table:formula="of:=[.B11]-[.$B$1]" office:value-type="float" office:value="-8.23908740944319" calcext:value-type="float">
            <text:p>-8,23908740944319</text:p>
          </table:table-cell>
          <table:table-cell table:number-columns-repeated="2"/>
          <table:table-cell table:formula="of:=[Calibration.$F$81]*EXP([Calibration.$E$81]*[.E11])" office:value-type="float" office:value="1.79579466330651" calcext:value-type="float">
            <text:p>1,79579466330651</text:p>
          </table:table-cell>
          <table:table-cell table:formula="of:=100*([.A11]-[.F11])/100" office:value-type="float" office:value="-0.295794663306514" calcext:value-type="float">
            <text:p>-0,295794663306514</text:p>
          </table:table-cell>
        </table:table-row>
        <table:table-row table:style-name="ro1">
          <table:table-cell table:formula="of:=[.A11]+0.1" office:value-type="float" office:value="1.6" calcext:value-type="float">
            <text:p>1,6</text:p>
          </table:table-cell>
          <table:table-cell table:formula="of:=30+10*LOG([.A12])" office:value-type="float" office:value="32.0411998265592" calcext:value-type="float">
            <text:p>32,0411998265592</text:p>
          </table:table-cell>
          <table:table-cell table:formula="of:=[.B12]-[.$B$1]" office:value-type="float" office:value="-7.95880017344075" calcext:value-type="float">
            <text:p>-7,95880017344075</text:p>
          </table:table-cell>
          <table:table-cell table:number-columns-repeated="2"/>
          <table:table-cell table:formula="of:=[Calibration.$F$81]*EXP([Calibration.$E$81]*[.E12])" office:value-type="float" office:value="1.79579466330651" calcext:value-type="float">
            <text:p>1,79579466330651</text:p>
          </table:table-cell>
          <table:table-cell table:formula="of:=100*([.A12]-[.F12])/100" office:value-type="float" office:value="-0.195794663306514" calcext:value-type="float">
            <text:p>-0,195794663306514</text:p>
          </table:table-cell>
        </table:table-row>
        <table:table-row table:style-name="ro1">
          <table:table-cell table:formula="of:=[.A12]+0.1" office:value-type="float" office:value="1.7" calcext:value-type="float">
            <text:p>1,7</text:p>
          </table:table-cell>
          <table:table-cell table:formula="of:=30+10*LOG([.A13])" office:value-type="float" office:value="32.3044892137827" calcext:value-type="float">
            <text:p>32,3044892137827</text:p>
          </table:table-cell>
          <table:table-cell table:formula="of:=[.B13]-[.$B$1]" office:value-type="float" office:value="-7.69551078621726" calcext:value-type="float">
            <text:p>-7,69551078621726</text:p>
          </table:table-cell>
          <table:table-cell table:number-columns-repeated="2"/>
          <table:table-cell table:formula="of:=[Calibration.$F$81]*EXP([Calibration.$E$81]*[.E13])" office:value-type="float" office:value="1.79579466330651" calcext:value-type="float">
            <text:p>1,79579466330651</text:p>
          </table:table-cell>
          <table:table-cell table:formula="of:=100*([.A13]-[.F13])/100" office:value-type="float" office:value="-0.0957946633065141" calcext:value-type="float">
            <text:p>-0,095794663306514</text:p>
          </table:table-cell>
        </table:table-row>
        <table:table-row table:style-name="ro1">
          <table:table-cell table:formula="of:=[.A13]+0.1" office:value-type="float" office:value="1.8" calcext:value-type="float">
            <text:p>1,8</text:p>
          </table:table-cell>
          <table:table-cell table:formula="of:=30+10*LOG([.A14])" office:value-type="float" office:value="32.5527250510331" calcext:value-type="float">
            <text:p>32,5527250510331</text:p>
          </table:table-cell>
          <table:table-cell table:formula="of:=[.B14]-[.$B$1]" office:value-type="float" office:value="-7.44727494896694" calcext:value-type="float">
            <text:p>-7,44727494896694</text:p>
          </table:table-cell>
          <table:table-cell table:number-columns-repeated="2"/>
          <table:table-cell table:formula="of:=[Calibration.$F$81]*EXP([Calibration.$E$81]*[.E14])" office:value-type="float" office:value="1.79579466330651" calcext:value-type="float">
            <text:p>1,79579466330651</text:p>
          </table:table-cell>
          <table:table-cell table:formula="of:=100*([.A14]-[.F14])/100" office:value-type="float" office:value="0.004205336693486" calcext:value-type="float">
            <text:p>0,004205336693486</text:p>
          </table:table-cell>
        </table:table-row>
        <table:table-row table:style-name="ro1">
          <table:table-cell table:formula="of:=[.A14]+0.1" office:value-type="float" office:value="1.9" calcext:value-type="float">
            <text:p>1,9</text:p>
          </table:table-cell>
          <table:table-cell table:formula="of:=30+10*LOG([.A15])" office:value-type="float" office:value="32.7875360095283" calcext:value-type="float">
            <text:p>32,7875360095283</text:p>
          </table:table-cell>
          <table:table-cell table:formula="of:=[.B15]-[.$B$1]" office:value-type="float" office:value="-7.21246399047171" calcext:value-type="float">
            <text:p>-7,21246399047171</text:p>
          </table:table-cell>
          <table:table-cell table:number-columns-repeated="2"/>
          <table:table-cell table:formula="of:=[Calibration.$F$81]*EXP([Calibration.$E$81]*[.E15])" office:value-type="float" office:value="1.79579466330651" calcext:value-type="float">
            <text:p>1,79579466330651</text:p>
          </table:table-cell>
          <table:table-cell table:formula="of:=100*([.A15]-[.F15])/100" office:value-type="float" office:value="0.104205336693486" calcext:value-type="float">
            <text:p>0,104205336693486</text:p>
          </table:table-cell>
        </table:table-row>
        <table:table-row table:style-name="ro1">
          <table:table-cell table:formula="of:=[.A15]+0.1" office:value-type="float" office:value="2" calcext:value-type="float">
            <text:p>2</text:p>
          </table:table-cell>
          <table:table-cell table:formula="of:=30+10*LOG([.A16])" office:value-type="float" office:value="33.0102999566398" calcext:value-type="float">
            <text:p>33,0102999566398</text:p>
          </table:table-cell>
          <table:table-cell table:formula="of:=[.B16]-[.$B$1]" office:value-type="float" office:value="-6.98970004336019" calcext:value-type="float">
            <text:p>-6,98970004336019</text:p>
          </table:table-cell>
          <table:table-cell table:number-columns-repeated="2"/>
          <table:table-cell table:formula="of:=[Calibration.$F$81]*EXP([Calibration.$E$81]*[.E16])" office:value-type="float" office:value="1.79579466330651" calcext:value-type="float">
            <text:p>1,79579466330651</text:p>
          </table:table-cell>
          <table:table-cell table:formula="of:=100*([.A16]-[.F16])/100" office:value-type="float" office:value="0.204205336693486" calcext:value-type="float">
            <text:p>0,204205336693486</text:p>
          </table:table-cell>
        </table:table-row>
        <table:table-row table:style-name="ro1">
          <table:table-cell table:formula="of:=[.A16]+0.1" office:value-type="float" office:value="2.1" calcext:value-type="float">
            <text:p>2,1</text:p>
          </table:table-cell>
          <table:table-cell table:formula="of:=30+10*LOG([.A17])" office:value-type="float" office:value="33.2221929473392" calcext:value-type="float">
            <text:p>33,2221929473392</text:p>
          </table:table-cell>
          <table:table-cell table:formula="of:=[.B17]-[.$B$1]" office:value-type="float" office:value="-6.77780705266081" calcext:value-type="float">
            <text:p>-6,77780705266081</text:p>
          </table:table-cell>
          <table:table-cell table:number-columns-repeated="2"/>
          <table:table-cell table:formula="of:=[Calibration.$F$81]*EXP([Calibration.$E$81]*[.E17])" office:value-type="float" office:value="1.79579466330651" calcext:value-type="float">
            <text:p>1,79579466330651</text:p>
          </table:table-cell>
          <table:table-cell table:formula="of:=100*([.A17]-[.F17])/100" office:value-type="float" office:value="0.304205336693486" calcext:value-type="float">
            <text:p>0,304205336693486</text:p>
          </table:table-cell>
        </table:table-row>
        <table:table-row table:style-name="ro1">
          <table:table-cell table:formula="of:=[.A17]+0.1" office:value-type="float" office:value="2.2" calcext:value-type="float">
            <text:p>2,2</text:p>
          </table:table-cell>
          <table:table-cell table:formula="of:=30+10*LOG([.A18])" office:value-type="float" office:value="33.4242268082221" calcext:value-type="float">
            <text:p>33,4242268082221</text:p>
          </table:table-cell>
          <table:table-cell table:formula="of:=[.B18]-[.$B$1]" office:value-type="float" office:value="-6.57577319177793" calcext:value-type="float">
            <text:p>-6,57577319177793</text:p>
          </table:table-cell>
          <table:table-cell table:number-columns-repeated="2"/>
          <table:table-cell table:formula="of:=[Calibration.$F$81]*EXP([Calibration.$E$81]*[.E18])" office:value-type="float" office:value="1.79579466330651" calcext:value-type="float">
            <text:p>1,79579466330651</text:p>
          </table:table-cell>
          <table:table-cell table:formula="of:=100*([.A18]-[.F18])/100" office:value-type="float" office:value="0.404205336693486" calcext:value-type="float">
            <text:p>0,404205336693486</text:p>
          </table:table-cell>
        </table:table-row>
        <table:table-row table:style-name="ro1">
          <table:table-cell table:formula="of:=[.A18]+0.1" office:value-type="float" office:value="2.3" calcext:value-type="float">
            <text:p>2,3</text:p>
          </table:table-cell>
          <table:table-cell table:formula="of:=30+10*LOG([.A19])" office:value-type="float" office:value="33.6172783601759" calcext:value-type="float">
            <text:p>33,6172783601759</text:p>
          </table:table-cell>
          <table:table-cell table:formula="of:=[.B19]-[.$B$1]" office:value-type="float" office:value="-6.38272163982407" calcext:value-type="float">
            <text:p>-6,38272163982407</text:p>
          </table:table-cell>
          <table:table-cell table:number-columns-repeated="2"/>
          <table:table-cell table:formula="of:=[Calibration.$F$81]*EXP([Calibration.$E$81]*[.E19])" office:value-type="float" office:value="1.79579466330651" calcext:value-type="float">
            <text:p>1,79579466330651</text:p>
          </table:table-cell>
          <table:table-cell table:formula="of:=100*([.A19]-[.F19])/100" office:value-type="float" office:value="0.504205336693486" calcext:value-type="float">
            <text:p>0,504205336693486</text:p>
          </table:table-cell>
        </table:table-row>
        <table:table-row table:style-name="ro1">
          <table:table-cell table:formula="of:=[.A19]+0.1" office:value-type="float" office:value="2.4" calcext:value-type="float">
            <text:p>2,4</text:p>
          </table:table-cell>
          <table:table-cell table:formula="of:=30+10*LOG([.A20])" office:value-type="float" office:value="33.8021124171161" calcext:value-type="float">
            <text:p>33,8021124171161</text:p>
          </table:table-cell>
          <table:table-cell table:formula="of:=[.B20]-[.$B$1]" office:value-type="float" office:value="-6.19788758288394" calcext:value-type="float">
            <text:p>-6,19788758288394</text:p>
          </table:table-cell>
          <table:table-cell table:number-columns-repeated="2"/>
          <table:table-cell table:formula="of:=[Calibration.$F$81]*EXP([Calibration.$E$81]*[.E20])" office:value-type="float" office:value="1.79579466330651" calcext:value-type="float">
            <text:p>1,79579466330651</text:p>
          </table:table-cell>
          <table:table-cell table:formula="of:=100*([.A20]-[.F20])/100" office:value-type="float" office:value="0.604205336693487" calcext:value-type="float">
            <text:p>0,604205336693487</text:p>
          </table:table-cell>
        </table:table-row>
        <table:table-row table:style-name="ro1">
          <table:table-cell table:formula="of:=[.A20]+0.1" office:value-type="float" office:value="2.5" calcext:value-type="float">
            <text:p>2,5</text:p>
          </table:table-cell>
          <table:table-cell table:formula="of:=30+10*LOG([.A21])" office:value-type="float" office:value="33.9794000867204" calcext:value-type="float">
            <text:p>33,9794000867204</text:p>
          </table:table-cell>
          <table:table-cell table:formula="of:=[.B21]-[.$B$1]" office:value-type="float" office:value="-6.02059991327963" calcext:value-type="float">
            <text:p>-6,02059991327963</text:p>
          </table:table-cell>
          <table:table-cell table:number-columns-repeated="2"/>
          <table:table-cell table:formula="of:=[Calibration.$F$81]*EXP([Calibration.$E$81]*[.E21])" office:value-type="float" office:value="1.79579466330651" calcext:value-type="float">
            <text:p>1,79579466330651</text:p>
          </table:table-cell>
          <table:table-cell table:formula="of:=100*([.A21]-[.F21])/100" office:value-type="float" office:value="0.704205336693487" calcext:value-type="float">
            <text:p>0,704205336693487</text:p>
          </table:table-cell>
        </table:table-row>
        <table:table-row table:style-name="ro1">
          <table:table-cell table:formula="of:=[.A21]+0.1" office:value-type="float" office:value="2.6" calcext:value-type="float">
            <text:p>2,6</text:p>
          </table:table-cell>
          <table:table-cell table:formula="of:=30+10*LOG([.A22])" office:value-type="float" office:value="34.1497334797082" calcext:value-type="float">
            <text:p>34,1497334797082</text:p>
          </table:table-cell>
          <table:table-cell table:formula="of:=[.B22]-[.$B$1]" office:value-type="float" office:value="-5.85026652029182" calcext:value-type="float">
            <text:p>-5,85026652029182</text:p>
          </table:table-cell>
          <table:table-cell table:number-columns-repeated="2"/>
          <table:table-cell table:formula="of:=[Calibration.$F$81]*EXP([Calibration.$E$81]*[.E22])" office:value-type="float" office:value="1.79579466330651" calcext:value-type="float">
            <text:p>1,79579466330651</text:p>
          </table:table-cell>
          <table:table-cell table:formula="of:=100*([.A22]-[.F22])/100" office:value-type="float" office:value="0.804205336693487" calcext:value-type="float">
            <text:p>0,804205336693487</text:p>
          </table:table-cell>
        </table:table-row>
        <table:table-row table:style-name="ro1">
          <table:table-cell table:formula="of:=[.A22]+0.1" office:value-type="float" office:value="2.7" calcext:value-type="float">
            <text:p>2,7</text:p>
          </table:table-cell>
          <table:table-cell table:formula="of:=30+10*LOG([.A23])" office:value-type="float" office:value="34.3136376415899" calcext:value-type="float">
            <text:p>34,3136376415899</text:p>
          </table:table-cell>
          <table:table-cell table:formula="of:=[.B23]-[.$B$1]" office:value-type="float" office:value="-5.68636235841012" calcext:value-type="float">
            <text:p>-5,68636235841012</text:p>
          </table:table-cell>
          <table:table-cell table:number-columns-repeated="2"/>
          <table:table-cell table:formula="of:=[Calibration.$F$81]*EXP([Calibration.$E$81]*[.E23])" office:value-type="float" office:value="1.79579466330651" calcext:value-type="float">
            <text:p>1,79579466330651</text:p>
          </table:table-cell>
          <table:table-cell table:formula="of:=100*([.A23]-[.F23])/100" office:value-type="float" office:value="0.904205336693487" calcext:value-type="float">
            <text:p>0,904205336693487</text:p>
          </table:table-cell>
        </table:table-row>
        <table:table-row table:style-name="ro1">
          <table:table-cell table:formula="of:=[.A23]+0.1" office:value-type="float" office:value="2.8" calcext:value-type="float">
            <text:p>2,8</text:p>
          </table:table-cell>
          <table:table-cell table:formula="of:=30+10*LOG([.A24])" office:value-type="float" office:value="34.4715803134222" calcext:value-type="float">
            <text:p>34,4715803134222</text:p>
          </table:table-cell>
          <table:table-cell table:formula="of:=[.B24]-[.$B$1]" office:value-type="float" office:value="-5.52841968657781" calcext:value-type="float">
            <text:p>-5,52841968657781</text:p>
          </table:table-cell>
          <table:table-cell table:number-columns-repeated="2"/>
          <table:table-cell table:formula="of:=[Calibration.$F$81]*EXP([Calibration.$E$81]*[.E24])" office:value-type="float" office:value="1.79579466330651" calcext:value-type="float">
            <text:p>1,79579466330651</text:p>
          </table:table-cell>
          <table:table-cell table:formula="of:=100*([.A24]-[.F24])/100" office:value-type="float" office:value="1.00420533669349" calcext:value-type="float">
            <text:p>1,00420533669349</text:p>
          </table:table-cell>
        </table:table-row>
        <table:table-row table:style-name="ro1">
          <table:table-cell table:formula="of:=[.A24]+0.1" office:value-type="float" office:value="2.9" calcext:value-type="float">
            <text:p>2,9</text:p>
          </table:table-cell>
          <table:table-cell table:formula="of:=30+10*LOG([.A25])" office:value-type="float" office:value="34.6239799789896" calcext:value-type="float">
            <text:p>34,6239799789896</text:p>
          </table:table-cell>
          <table:table-cell table:formula="of:=[.B25]-[.$B$1]" office:value-type="float" office:value="-5.37602002101043" calcext:value-type="float">
            <text:p>-5,37602002101043</text:p>
          </table:table-cell>
          <table:table-cell table:number-columns-repeated="2"/>
          <table:table-cell table:formula="of:=[Calibration.$F$81]*EXP([Calibration.$E$81]*[.E25])" office:value-type="float" office:value="1.79579466330651" calcext:value-type="float">
            <text:p>1,79579466330651</text:p>
          </table:table-cell>
          <table:table-cell table:formula="of:=100*([.A25]-[.F25])/100" office:value-type="float" office:value="1.10420533669349" calcext:value-type="float">
            <text:p>1,10420533669349</text:p>
          </table:table-cell>
        </table:table-row>
        <table:table-row table:style-name="ro1">
          <table:table-cell table:formula="of:=[.A25]+0.1" office:value-type="float" office:value="3" calcext:value-type="float">
            <text:p>3</text:p>
          </table:table-cell>
          <table:table-cell table:formula="of:=30+10*LOG([.A26])" office:value-type="float" office:value="34.7712125471966" calcext:value-type="float">
            <text:p>34,7712125471966</text:p>
          </table:table-cell>
          <table:table-cell table:formula="of:=[.B26]-[.$B$1]" office:value-type="float" office:value="-5.22878745280337" calcext:value-type="float">
            <text:p>-5,22878745280337</text:p>
          </table:table-cell>
          <table:table-cell table:number-columns-repeated="2"/>
          <table:table-cell table:formula="of:=[Calibration.$F$81]*EXP([Calibration.$E$81]*[.E26])" office:value-type="float" office:value="1.79579466330651" calcext:value-type="float">
            <text:p>1,79579466330651</text:p>
          </table:table-cell>
          <table:table-cell table:formula="of:=100*([.A26]-[.F26])/100" office:value-type="float" office:value="1.20420533669349" calcext:value-type="float">
            <text:p>1,20420533669349</text:p>
          </table:table-cell>
        </table:table-row>
        <table:table-row table:style-name="ro1">
          <table:table-cell table:formula="of:=[.A26]+0.1" office:value-type="float" office:value="3.1" calcext:value-type="float">
            <text:p>3,1</text:p>
          </table:table-cell>
          <table:table-cell table:formula="of:=30+10*LOG([.A27])" office:value-type="float" office:value="34.9136169383427" calcext:value-type="float">
            <text:p>34,9136169383427</text:p>
          </table:table-cell>
          <table:table-cell table:formula="of:=[.B27]-[.$B$1]" office:value-type="float" office:value="-5.08638306165727" calcext:value-type="float">
            <text:p>-5,08638306165727</text:p>
          </table:table-cell>
          <table:table-cell table:number-columns-repeated="2"/>
          <table:table-cell table:formula="of:=[Calibration.$F$81]*EXP([Calibration.$E$81]*[.E27])" office:value-type="float" office:value="1.79579466330651" calcext:value-type="float">
            <text:p>1,79579466330651</text:p>
          </table:table-cell>
          <table:table-cell table:formula="of:=100*([.A27]-[.F27])/100" office:value-type="float" office:value="1.30420533669349" calcext:value-type="float">
            <text:p>1,30420533669349</text:p>
          </table:table-cell>
        </table:table-row>
        <table:table-row table:style-name="ro1">
          <table:table-cell table:formula="of:=[.A27]+0.1" office:value-type="float" office:value="3.2" calcext:value-type="float">
            <text:p>3,2</text:p>
          </table:table-cell>
          <table:table-cell table:formula="of:=30+10*LOG([.A28])" office:value-type="float" office:value="35.0514997831991" calcext:value-type="float">
            <text:p>35,0514997831991</text:p>
          </table:table-cell>
          <table:table-cell table:formula="of:=[.B28]-[.$B$1]" office:value-type="float" office:value="-4.94850021680094" calcext:value-type="float">
            <text:p>-4,94850021680094</text:p>
          </table:table-cell>
          <table:table-cell table:number-columns-repeated="2"/>
          <table:table-cell table:formula="of:=[Calibration.$F$81]*EXP([Calibration.$E$81]*[.E28])" office:value-type="float" office:value="1.79579466330651" calcext:value-type="float">
            <text:p>1,79579466330651</text:p>
          </table:table-cell>
          <table:table-cell table:formula="of:=100*([.A28]-[.F28])/100" office:value-type="float" office:value="1.40420533669349" calcext:value-type="float">
            <text:p>1,40420533669349</text:p>
          </table:table-cell>
        </table:table-row>
        <table:table-row table:style-name="ro1">
          <table:table-cell table:formula="of:=[.A28]+0.1" office:value-type="float" office:value="3.3" calcext:value-type="float">
            <text:p>3,3</text:p>
          </table:table-cell>
          <table:table-cell table:formula="of:=30+10*LOG([.A29])" office:value-type="float" office:value="35.1851393987789" calcext:value-type="float">
            <text:p>35,1851393987789</text:p>
          </table:table-cell>
          <table:table-cell table:formula="of:=[.B29]-[.$B$1]" office:value-type="float" office:value="-4.81486060122112" calcext:value-type="float">
            <text:p>-4,81486060122112</text:p>
          </table:table-cell>
          <table:table-cell table:number-columns-repeated="2"/>
          <table:table-cell table:formula="of:=[Calibration.$F$81]*EXP([Calibration.$E$81]*[.E29])" office:value-type="float" office:value="1.79579466330651" calcext:value-type="float">
            <text:p>1,79579466330651</text:p>
          </table:table-cell>
          <table:table-cell table:formula="of:=100*([.A29]-[.F29])/100" office:value-type="float" office:value="1.50420533669349" calcext:value-type="float">
            <text:p>1,50420533669349</text:p>
          </table:table-cell>
        </table:table-row>
        <table:table-row table:style-name="ro1">
          <table:table-cell table:formula="of:=[.A29]+0.1" office:value-type="float" office:value="3.4" calcext:value-type="float">
            <text:p>3,4</text:p>
          </table:table-cell>
          <table:table-cell table:formula="of:=30+10*LOG([.A30])" office:value-type="float" office:value="35.3147891704226" calcext:value-type="float">
            <text:p>35,3147891704226</text:p>
          </table:table-cell>
          <table:table-cell table:formula="of:=[.B30]-[.$B$1]" office:value-type="float" office:value="-4.68521082957744" calcext:value-type="float">
            <text:p>-4,68521082957744</text:p>
          </table:table-cell>
          <table:table-cell table:number-columns-repeated="2"/>
          <table:table-cell table:formula="of:=[Calibration.$F$81]*EXP([Calibration.$E$81]*[.E30])" office:value-type="float" office:value="1.79579466330651" calcext:value-type="float">
            <text:p>1,79579466330651</text:p>
          </table:table-cell>
          <table:table-cell table:formula="of:=100*([.A30]-[.F30])/100" office:value-type="float" office:value="1.60420533669349" calcext:value-type="float">
            <text:p>1,60420533669349</text:p>
          </table:table-cell>
        </table:table-row>
        <table:table-row table:style-name="ro1">
          <table:table-cell table:formula="of:=[.A30]+0.1" office:value-type="float" office:value="3.5" calcext:value-type="float">
            <text:p>3,5</text:p>
          </table:table-cell>
          <table:table-cell table:formula="of:=30+10*LOG([.A31])" office:value-type="float" office:value="35.4406804435028" calcext:value-type="float">
            <text:p>35,4406804435028</text:p>
          </table:table-cell>
          <table:table-cell table:formula="of:=[.B31]-[.$B$1]" office:value-type="float" office:value="-4.55931955649724" calcext:value-type="float">
            <text:p>-4,55931955649724</text:p>
          </table:table-cell>
          <table:table-cell table:number-columns-repeated="2"/>
          <table:table-cell table:formula="of:=[Calibration.$F$81]*EXP([Calibration.$E$81]*[.E31])" office:value-type="float" office:value="1.79579466330651" calcext:value-type="float">
            <text:p>1,79579466330651</text:p>
          </table:table-cell>
          <table:table-cell table:formula="of:=100*([.A31]-[.F31])/100" office:value-type="float" office:value="1.70420533669349" calcext:value-type="float">
            <text:p>1,70420533669349</text:p>
          </table:table-cell>
        </table:table-row>
        <table:table-row table:style-name="ro1">
          <table:table-cell table:formula="of:=[.A31]+0.1" office:value-type="float" office:value="3.6" calcext:value-type="float">
            <text:p>3,6</text:p>
          </table:table-cell>
          <table:table-cell table:formula="of:=30+10*LOG([.A32])" office:value-type="float" office:value="35.5630250076729" calcext:value-type="float">
            <text:p>35,5630250076729</text:p>
          </table:table-cell>
          <table:table-cell table:formula="of:=[.B32]-[.$B$1]" office:value-type="float" office:value="-4.43697499232712" calcext:value-type="float">
            <text:p>-4,43697499232712</text:p>
          </table:table-cell>
          <table:table-cell table:number-columns-repeated="2"/>
          <table:table-cell table:formula="of:=[Calibration.$F$81]*EXP([Calibration.$E$81]*[.E32])" office:value-type="float" office:value="1.79579466330651" calcext:value-type="float">
            <text:p>1,79579466330651</text:p>
          </table:table-cell>
          <table:table-cell table:formula="of:=100*([.A32]-[.F32])/100" office:value-type="float" office:value="1.80420533669349" calcext:value-type="float">
            <text:p>1,80420533669349</text:p>
          </table:table-cell>
        </table:table-row>
        <table:table-row table:style-name="ro1">
          <table:table-cell table:formula="of:=[.A32]+0.1" office:value-type="float" office:value="3.7" calcext:value-type="float">
            <text:p>3,7</text:p>
          </table:table-cell>
          <table:table-cell table:formula="of:=30+10*LOG([.A33])" office:value-type="float" office:value="35.6820172406699" calcext:value-type="float">
            <text:p>35,6820172406699</text:p>
          </table:table-cell>
          <table:table-cell table:formula="of:=[.B33]-[.$B$1]" office:value-type="float" office:value="-4.31798275933005" calcext:value-type="float">
            <text:p>-4,31798275933005</text:p>
          </table:table-cell>
          <table:table-cell table:number-columns-repeated="2"/>
          <table:table-cell table:formula="of:=[Calibration.$F$81]*EXP([Calibration.$E$81]*[.E33])" office:value-type="float" office:value="1.79579466330651" calcext:value-type="float">
            <text:p>1,79579466330651</text:p>
          </table:table-cell>
          <table:table-cell table:formula="of:=100*([.A33]-[.F33])/100" office:value-type="float" office:value="1.90420533669349" calcext:value-type="float">
            <text:p>1,90420533669349</text:p>
          </table:table-cell>
        </table:table-row>
        <table:table-row table:style-name="ro1">
          <table:table-cell table:formula="of:=[.A33]+0.1" office:value-type="float" office:value="3.8" calcext:value-type="float">
            <text:p>3,8</text:p>
          </table:table-cell>
          <table:table-cell table:formula="of:=30+10*LOG([.A34])" office:value-type="float" office:value="35.7978359661681" calcext:value-type="float">
            <text:p>35,7978359661681</text:p>
          </table:table-cell>
          <table:table-cell table:formula="of:=[.B34]-[.$B$1]" office:value-type="float" office:value="-4.2021640338319" calcext:value-type="float">
            <text:p>-4,2021640338319</text:p>
          </table:table-cell>
          <table:table-cell table:number-columns-repeated="2"/>
          <table:table-cell table:formula="of:=[Calibration.$F$81]*EXP([Calibration.$E$81]*[.E34])" office:value-type="float" office:value="1.79579466330651" calcext:value-type="float">
            <text:p>1,79579466330651</text:p>
          </table:table-cell>
          <table:table-cell table:formula="of:=100*([.A34]-[.F34])/100" office:value-type="float" office:value="2.00420533669349" calcext:value-type="float">
            <text:p>2,00420533669349</text:p>
          </table:table-cell>
        </table:table-row>
        <table:table-row table:style-name="ro1">
          <table:table-cell table:formula="of:=[.A34]+0.1" office:value-type="float" office:value="3.9" calcext:value-type="float">
            <text:p>3,9</text:p>
          </table:table-cell>
          <table:table-cell table:formula="of:=30+10*LOG([.A35])" office:value-type="float" office:value="35.910646070265" calcext:value-type="float">
            <text:p>35,910646070265</text:p>
          </table:table-cell>
          <table:table-cell table:formula="of:=[.B35]-[.$B$1]" office:value-type="float" office:value="-4.089353929735" calcext:value-type="float">
            <text:p>-4,089353929735</text:p>
          </table:table-cell>
          <table:table-cell table:number-columns-repeated="2"/>
          <table:table-cell table:formula="of:=[Calibration.$F$81]*EXP([Calibration.$E$81]*[.E35])" office:value-type="float" office:value="1.79579466330651" calcext:value-type="float">
            <text:p>1,79579466330651</text:p>
          </table:table-cell>
          <table:table-cell table:formula="of:=100*([.A35]-[.F35])/100" office:value-type="float" office:value="2.10420533669349" calcext:value-type="float">
            <text:p>2,10420533669349</text:p>
          </table:table-cell>
        </table:table-row>
        <table:table-row table:style-name="ro1">
          <table:table-cell table:formula="of:=[.A35]+0.1" office:value-type="float" office:value="4" calcext:value-type="float">
            <text:p>4</text:p>
          </table:table-cell>
          <table:table-cell table:formula="of:=30+10*LOG([.A36])" office:value-type="float" office:value="36.0205999132796" calcext:value-type="float">
            <text:p>36,0205999132796</text:p>
          </table:table-cell>
          <table:table-cell table:formula="of:=[.B36]-[.$B$1]" office:value-type="float" office:value="-3.97940008672037" calcext:value-type="float">
            <text:p>-3,97940008672037</text:p>
          </table:table-cell>
          <table:table-cell table:number-columns-repeated="2"/>
          <table:table-cell table:formula="of:=[Calibration.$F$81]*EXP([Calibration.$E$81]*[.E36])" office:value-type="float" office:value="1.79579466330651" calcext:value-type="float">
            <text:p>1,79579466330651</text:p>
          </table:table-cell>
          <table:table-cell table:formula="of:=100*([.A36]-[.F36])/100" office:value-type="float" office:value="2.20420533669349" calcext:value-type="float">
            <text:p>2,20420533669349</text:p>
          </table:table-cell>
        </table:table-row>
        <table:table-row table:style-name="ro1">
          <table:table-cell table:formula="of:=[.A36]+0.1" office:value-type="float" office:value="4.1" calcext:value-type="float">
            <text:p>4,1</text:p>
          </table:table-cell>
          <table:table-cell table:formula="of:=30+10*LOG([.A37])" office:value-type="float" office:value="36.1278385671974" calcext:value-type="float">
            <text:p>36,1278385671974</text:p>
          </table:table-cell>
          <table:table-cell table:formula="of:=[.B37]-[.$B$1]" office:value-type="float" office:value="-3.87216143280264" calcext:value-type="float">
            <text:p>-3,87216143280264</text:p>
          </table:table-cell>
          <table:table-cell table:number-columns-repeated="2"/>
          <table:table-cell table:formula="of:=[Calibration.$F$81]*EXP([Calibration.$E$81]*[.E37])" office:value-type="float" office:value="1.79579466330651" calcext:value-type="float">
            <text:p>1,79579466330651</text:p>
          </table:table-cell>
          <table:table-cell table:formula="of:=100*([.A37]-[.F37])/100" office:value-type="float" office:value="2.30420533669349" calcext:value-type="float">
            <text:p>2,30420533669349</text:p>
          </table:table-cell>
        </table:table-row>
        <table:table-row table:style-name="ro1">
          <table:table-cell table:formula="of:=[.A37]+0.1" office:value-type="float" office:value="4.2" calcext:value-type="float">
            <text:p>4,2</text:p>
          </table:table-cell>
          <table:table-cell table:formula="of:=30+10*LOG([.A38])" office:value-type="float" office:value="36.232492903979" calcext:value-type="float">
            <text:p>36,232492903979</text:p>
          </table:table-cell>
          <table:table-cell table:formula="of:=[.B38]-[.$B$1]" office:value-type="float" office:value="-3.76750709602099" calcext:value-type="float">
            <text:p>-3,76750709602099</text:p>
          </table:table-cell>
          <table:table-cell table:number-columns-repeated="2"/>
          <table:table-cell table:formula="of:=[Calibration.$F$81]*EXP([Calibration.$E$81]*[.E38])" office:value-type="float" office:value="1.79579466330651" calcext:value-type="float">
            <text:p>1,79579466330651</text:p>
          </table:table-cell>
          <table:table-cell table:formula="of:=100*([.A38]-[.F38])/100" office:value-type="float" office:value="2.40420533669349" calcext:value-type="float">
            <text:p>2,40420533669349</text:p>
          </table:table-cell>
        </table:table-row>
        <table:table-row table:style-name="ro1">
          <table:table-cell table:formula="of:=[.A38]+0.1" office:value-type="float" office:value="4.3" calcext:value-type="float">
            <text:p>4,3</text:p>
          </table:table-cell>
          <table:table-cell table:formula="of:=30+10*LOG([.A39])" office:value-type="float" office:value="36.3346845557959" calcext:value-type="float">
            <text:p>36,3346845557959</text:p>
          </table:table-cell>
          <table:table-cell table:formula="of:=[.B39]-[.$B$1]" office:value-type="float" office:value="-3.66531544420413" calcext:value-type="float">
            <text:p>-3,66531544420413</text:p>
          </table:table-cell>
          <table:table-cell table:number-columns-repeated="2"/>
          <table:table-cell table:formula="of:=[Calibration.$F$81]*EXP([Calibration.$E$81]*[.E39])" office:value-type="float" office:value="1.79579466330651" calcext:value-type="float">
            <text:p>1,79579466330651</text:p>
          </table:table-cell>
          <table:table-cell table:formula="of:=100*([.A39]-[.F39])/100" office:value-type="float" office:value="2.50420533669349" calcext:value-type="float">
            <text:p>2,50420533669349</text:p>
          </table:table-cell>
        </table:table-row>
        <table:table-row table:style-name="ro1">
          <table:table-cell table:formula="of:=[.A39]+0.1" office:value-type="float" office:value="4.4" calcext:value-type="float">
            <text:p>4,4</text:p>
          </table:table-cell>
          <table:table-cell table:formula="of:=30+10*LOG([.A40])" office:value-type="float" office:value="36.4345267648619" calcext:value-type="float">
            <text:p>36,4345267648619</text:p>
          </table:table-cell>
          <table:table-cell table:formula="of:=[.B40]-[.$B$1]" office:value-type="float" office:value="-3.56547323513813" calcext:value-type="float">
            <text:p>-3,56547323513813</text:p>
          </table:table-cell>
          <table:table-cell table:number-columns-repeated="2"/>
          <table:table-cell table:formula="of:=[Calibration.$F$81]*EXP([Calibration.$E$81]*[.E40])" office:value-type="float" office:value="1.79579466330651" calcext:value-type="float">
            <text:p>1,79579466330651</text:p>
          </table:table-cell>
          <table:table-cell table:formula="of:=100*([.A40]-[.F40])/100" office:value-type="float" office:value="2.60420533669349" calcext:value-type="float">
            <text:p>2,60420533669349</text:p>
          </table:table-cell>
        </table:table-row>
        <table:table-row table:style-name="ro1">
          <table:table-cell table:formula="of:=[.A40]+0.1" office:value-type="float" office:value="4.5" calcext:value-type="float">
            <text:p>4,5</text:p>
          </table:table-cell>
          <table:table-cell table:formula="of:=30+10*LOG([.A41])" office:value-type="float" office:value="36.5321251377534" calcext:value-type="float">
            <text:p>36,5321251377534</text:p>
          </table:table-cell>
          <table:table-cell table:formula="of:=[.B41]-[.$B$1]" office:value-type="float" office:value="-3.46787486224656" calcext:value-type="float">
            <text:p>-3,46787486224656</text:p>
          </table:table-cell>
          <table:table-cell table:number-columns-repeated="2"/>
          <table:table-cell table:formula="of:=[Calibration.$F$81]*EXP([Calibration.$E$81]*[.E41])" office:value-type="float" office:value="1.79579466330651" calcext:value-type="float">
            <text:p>1,79579466330651</text:p>
          </table:table-cell>
          <table:table-cell table:formula="of:=100*([.A41]-[.F41])/100" office:value-type="float" office:value="2.70420533669349" calcext:value-type="float">
            <text:p>2,70420533669349</text:p>
          </table:table-cell>
        </table:table-row>
        <table:table-row table:style-name="ro1">
          <table:table-cell table:formula="of:=[.A41]+0.1" office:value-type="float" office:value="4.6" calcext:value-type="float">
            <text:p>4,6</text:p>
          </table:table-cell>
          <table:table-cell table:formula="of:=30+10*LOG([.A42])" office:value-type="float" office:value="36.6275783168157" calcext:value-type="float">
            <text:p>36,6275783168157</text:p>
          </table:table-cell>
          <table:table-cell table:formula="of:=[.B42]-[.$B$1]" office:value-type="float" office:value="-3.37242168318426" calcext:value-type="float">
            <text:p>-3,37242168318426</text:p>
          </table:table-cell>
          <table:table-cell table:number-columns-repeated="2"/>
          <table:table-cell table:formula="of:=[Calibration.$F$81]*EXP([Calibration.$E$81]*[.E42])" office:value-type="float" office:value="1.79579466330651" calcext:value-type="float">
            <text:p>1,79579466330651</text:p>
          </table:table-cell>
          <table:table-cell table:formula="of:=100*([.A42]-[.F42])/100" office:value-type="float" office:value="2.80420533669349" calcext:value-type="float">
            <text:p>2,80420533669349</text:p>
          </table:table-cell>
        </table:table-row>
        <table:table-row table:style-name="ro1">
          <table:table-cell table:formula="of:=[.A42]+0.1" office:value-type="float" office:value="4.7" calcext:value-type="float">
            <text:p>4,7</text:p>
          </table:table-cell>
          <table:table-cell table:formula="of:=30+10*LOG([.A43])" office:value-type="float" office:value="36.7209785793572" calcext:value-type="float">
            <text:p>36,7209785793572</text:p>
          </table:table-cell>
          <table:table-cell table:formula="of:=[.B43]-[.$B$1]" office:value-type="float" office:value="-3.27902142064283" calcext:value-type="float">
            <text:p>-3,27902142064283</text:p>
          </table:table-cell>
          <table:table-cell table:number-columns-repeated="2"/>
          <table:table-cell table:formula="of:=[Calibration.$F$81]*EXP([Calibration.$E$81]*[.E43])" office:value-type="float" office:value="1.79579466330651" calcext:value-type="float">
            <text:p>1,79579466330651</text:p>
          </table:table-cell>
          <table:table-cell table:formula="of:=100*([.A43]-[.F43])/100" office:value-type="float" office:value="2.90420533669349" calcext:value-type="float">
            <text:p>2,90420533669349</text:p>
          </table:table-cell>
        </table:table-row>
        <table:table-row table:style-name="ro1">
          <table:table-cell table:formula="of:=[.A43]+0.1" office:value-type="float" office:value="4.8" calcext:value-type="float">
            <text:p>4,8</text:p>
          </table:table-cell>
          <table:table-cell table:formula="of:=30+10*LOG([.A44])" office:value-type="float" office:value="36.8124123737559" calcext:value-type="float">
            <text:p>36,8124123737559</text:p>
          </table:table-cell>
          <table:table-cell table:formula="of:=[.B44]-[.$B$1]" office:value-type="float" office:value="-3.18758762624413" calcext:value-type="float">
            <text:p>-3,18758762624413</text:p>
          </table:table-cell>
          <table:table-cell table:number-columns-repeated="2"/>
          <table:table-cell table:formula="of:=[Calibration.$F$81]*EXP([Calibration.$E$81]*[.E44])" office:value-type="float" office:value="1.79579466330651" calcext:value-type="float">
            <text:p>1,79579466330651</text:p>
          </table:table-cell>
          <table:table-cell table:formula="of:=100*([.A44]-[.F44])/100" office:value-type="float" office:value="3.00420533669349" calcext:value-type="float">
            <text:p>3,00420533669349</text:p>
          </table:table-cell>
        </table:table-row>
        <table:table-row table:style-name="ro1">
          <table:table-cell table:formula="of:=[.A44]+0.1" office:value-type="float" office:value="4.9" calcext:value-type="float">
            <text:p>4,9</text:p>
          </table:table-cell>
          <table:table-cell table:formula="of:=30+10*LOG([.A45])" office:value-type="float" office:value="36.9019608002851" calcext:value-type="float">
            <text:p>36,9019608002851</text:p>
          </table:table-cell>
          <table:table-cell table:formula="of:=[.B45]-[.$B$1]" office:value-type="float" office:value="-3.09803919971486" calcext:value-type="float">
            <text:p>-3,09803919971486</text:p>
          </table:table-cell>
          <table:table-cell table:number-columns-repeated="2"/>
          <table:table-cell table:formula="of:=[Calibration.$F$81]*EXP([Calibration.$E$81]*[.E45])" office:value-type="float" office:value="1.79579466330651" calcext:value-type="float">
            <text:p>1,79579466330651</text:p>
          </table:table-cell>
          <table:table-cell table:formula="of:=100*([.A45]-[.F45])/100" office:value-type="float" office:value="3.10420533669348" calcext:value-type="float">
            <text:p>3,10420533669348</text:p>
          </table:table-cell>
        </table:table-row>
        <table:table-row table:style-name="ro1">
          <table:table-cell table:formula="of:=[.A45]+0.1" office:value-type="float" office:value="5" calcext:value-type="float">
            <text:p>5</text:p>
          </table:table-cell>
          <table:table-cell table:formula="of:=30+10*LOG([.A46])" office:value-type="float" office:value="36.9897000433602" calcext:value-type="float">
            <text:p>36,9897000433602</text:p>
          </table:table-cell>
          <table:table-cell table:formula="of:=[.B46]-[.$B$1]" office:value-type="float" office:value="-3.01029995663981" calcext:value-type="float">
            <text:p>-3,01029995663981</text:p>
          </table:table-cell>
          <table:table-cell table:number-columns-repeated="2"/>
          <table:table-cell table:formula="of:=[Calibration.$F$81]*EXP([Calibration.$E$81]*[.E46])" office:value-type="float" office:value="1.79579466330651" calcext:value-type="float">
            <text:p>1,79579466330651</text:p>
          </table:table-cell>
          <table:table-cell table:formula="of:=100*([.A46]-[.F46])/100" office:value-type="float" office:value="3.20420533669348" calcext:value-type="float">
            <text:p>3,20420533669348</text:p>
          </table:table-cell>
        </table:table-row>
        <table:table-row table:style-name="ro1">
          <table:table-cell table:formula="of:=[.A46]+0.1" office:value-type="float" office:value="5.1" calcext:value-type="float">
            <text:p>5,1</text:p>
          </table:table-cell>
          <table:table-cell table:formula="of:=30+10*LOG([.A47])" office:value-type="float" office:value="37.0757017609794" calcext:value-type="float">
            <text:p>37,0757017609794</text:p>
          </table:table-cell>
          <table:table-cell table:formula="of:=[.B47]-[.$B$1]" office:value-type="float" office:value="-2.92429823902064" calcext:value-type="float">
            <text:p>-2,92429823902064</text:p>
          </table:table-cell>
          <table:table-cell table:number-columns-repeated="2"/>
          <table:table-cell table:formula="of:=[Calibration.$F$81]*EXP([Calibration.$E$81]*[.E47])" office:value-type="float" office:value="1.79579466330651" calcext:value-type="float">
            <text:p>1,79579466330651</text:p>
          </table:table-cell>
          <table:table-cell table:formula="of:=100*([.A47]-[.F47])/100" office:value-type="float" office:value="3.30420533669348" calcext:value-type="float">
            <text:p>3,30420533669348</text:p>
          </table:table-cell>
        </table:table-row>
        <table:table-row table:style-name="ro1">
          <table:table-cell table:formula="of:=[.A47]+0.1" office:value-type="float" office:value="5.2" calcext:value-type="float">
            <text:p>5,2</text:p>
          </table:table-cell>
          <table:table-cell table:formula="of:=30+10*LOG([.A48])" office:value-type="float" office:value="37.160033436348" calcext:value-type="float">
            <text:p>37,160033436348</text:p>
          </table:table-cell>
          <table:table-cell table:formula="of:=[.B48]-[.$B$1]" office:value-type="float" office:value="-2.83996656365201" calcext:value-type="float">
            <text:p>-2,83996656365201</text:p>
          </table:table-cell>
          <table:table-cell table:number-columns-repeated="2"/>
          <table:table-cell table:formula="of:=[Calibration.$F$81]*EXP([Calibration.$E$81]*[.E48])" office:value-type="float" office:value="1.79579466330651" calcext:value-type="float">
            <text:p>1,79579466330651</text:p>
          </table:table-cell>
          <table:table-cell table:formula="of:=100*([.A48]-[.F48])/100" office:value-type="float" office:value="3.40420533669348" calcext:value-type="float">
            <text:p>3,40420533669348</text:p>
          </table:table-cell>
        </table:table-row>
        <table:table-row table:style-name="ro1">
          <table:table-cell table:formula="of:=[.A48]+0.1" office:value-type="float" office:value="5.3" calcext:value-type="float">
            <text:p>5,3</text:p>
          </table:table-cell>
          <table:table-cell table:formula="of:=30+10*LOG([.A49])" office:value-type="float" office:value="37.2427586960079" calcext:value-type="float">
            <text:p>37,2427586960079</text:p>
          </table:table-cell>
          <table:table-cell table:formula="of:=[.B49]-[.$B$1]" office:value-type="float" office:value="-2.75724130399211" calcext:value-type="float">
            <text:p>-2,75724130399211</text:p>
          </table:table-cell>
          <table:table-cell table:number-columns-repeated="2"/>
          <table:table-cell table:formula="of:=[Calibration.$F$81]*EXP([Calibration.$E$81]*[.E49])" office:value-type="float" office:value="1.79579466330651" calcext:value-type="float">
            <text:p>1,79579466330651</text:p>
          </table:table-cell>
          <table:table-cell table:formula="of:=100*([.A49]-[.F49])/100" office:value-type="float" office:value="3.50420533669348" calcext:value-type="float">
            <text:p>3,50420533669348</text:p>
          </table:table-cell>
        </table:table-row>
        <table:table-row table:style-name="ro1">
          <table:table-cell table:formula="of:=[.A49]+0.1" office:value-type="float" office:value="5.4" calcext:value-type="float">
            <text:p>5,4</text:p>
          </table:table-cell>
          <table:table-cell table:formula="of:=30+10*LOG([.A50])" office:value-type="float" office:value="37.3239375982297" calcext:value-type="float">
            <text:p>37,3239375982297</text:p>
          </table:table-cell>
          <table:table-cell table:formula="of:=[.B50]-[.$B$1]" office:value-type="float" office:value="-2.67606240177032" calcext:value-type="float">
            <text:p>-2,67606240177032</text:p>
          </table:table-cell>
          <table:table-cell table:number-columns-repeated="2"/>
          <table:table-cell table:formula="of:=[Calibration.$F$81]*EXP([Calibration.$E$81]*[.E50])" office:value-type="float" office:value="1.79579466330651" calcext:value-type="float">
            <text:p>1,79579466330651</text:p>
          </table:table-cell>
          <table:table-cell table:formula="of:=100*([.A50]-[.F50])/100" office:value-type="float" office:value="3.60420533669348" calcext:value-type="float">
            <text:p>3,60420533669348</text:p>
          </table:table-cell>
        </table:table-row>
        <table:table-row table:style-name="ro1">
          <table:table-cell table:formula="of:=[.A50]+0.1" office:value-type="float" office:value="5.5" calcext:value-type="float">
            <text:p>5,5</text:p>
          </table:table-cell>
          <table:table-cell table:formula="of:=30+10*LOG([.A51])" office:value-type="float" office:value="37.4036268949424" calcext:value-type="float">
            <text:p>37,4036268949424</text:p>
          </table:table-cell>
          <table:table-cell table:formula="of:=[.B51]-[.$B$1]" office:value-type="float" office:value="-2.59637310505757" calcext:value-type="float">
            <text:p>-2,59637310505757</text:p>
          </table:table-cell>
          <table:table-cell table:number-columns-repeated="2"/>
          <table:table-cell table:formula="of:=[Calibration.$F$81]*EXP([Calibration.$E$81]*[.E51])" office:value-type="float" office:value="1.79579466330651" calcext:value-type="float">
            <text:p>1,79579466330651</text:p>
          </table:table-cell>
          <table:table-cell table:formula="of:=100*([.A51]-[.F51])/100" office:value-type="float" office:value="3.70420533669348" calcext:value-type="float">
            <text:p>3,70420533669348</text:p>
          </table:table-cell>
        </table:table-row>
        <table:table-row table:style-name="ro1">
          <table:table-cell table:formula="of:=[.A51]+0.1" office:value-type="float" office:value="5.6" calcext:value-type="float">
            <text:p>5,6</text:p>
          </table:table-cell>
          <table:table-cell table:formula="of:=30+10*LOG([.A52])" office:value-type="float" office:value="37.481880270062" calcext:value-type="float">
            <text:p>37,481880270062</text:p>
          </table:table-cell>
          <table:table-cell table:formula="of:=[.B52]-[.$B$1]" office:value-type="float" office:value="-2.518119729938" calcext:value-type="float">
            <text:p>-2,518119729938</text:p>
          </table:table-cell>
          <table:table-cell table:number-columns-repeated="2"/>
          <table:table-cell table:formula="of:=[Calibration.$F$81]*EXP([Calibration.$E$81]*[.E52])" office:value-type="float" office:value="1.79579466330651" calcext:value-type="float">
            <text:p>1,79579466330651</text:p>
          </table:table-cell>
          <table:table-cell table:formula="of:=100*([.A52]-[.F52])/100" office:value-type="float" office:value="3.80420533669348" calcext:value-type="float">
            <text:p>3,80420533669348</text:p>
          </table:table-cell>
        </table:table-row>
        <table:table-row table:style-name="ro1">
          <table:table-cell table:formula="of:=[.A52]+0.1" office:value-type="float" office:value="5.7" calcext:value-type="float">
            <text:p>5,7</text:p>
          </table:table-cell>
          <table:table-cell table:formula="of:=30+10*LOG([.A53])" office:value-type="float" office:value="37.5587485567249" calcext:value-type="float">
            <text:p>37,5587485567249</text:p>
          </table:table-cell>
          <table:table-cell table:formula="of:=[.B53]-[.$B$1]" office:value-type="float" office:value="-2.44125144327509" calcext:value-type="float">
            <text:p>-2,44125144327509</text:p>
          </table:table-cell>
          <table:table-cell table:number-columns-repeated="2"/>
          <table:table-cell table:formula="of:=[Calibration.$F$81]*EXP([Calibration.$E$81]*[.E53])" office:value-type="float" office:value="1.79579466330651" calcext:value-type="float">
            <text:p>1,79579466330651</text:p>
          </table:table-cell>
          <table:table-cell table:formula="of:=100*([.A53]-[.F53])/100" office:value-type="float" office:value="3.90420533669348" calcext:value-type="float">
            <text:p>3,90420533669348</text:p>
          </table:table-cell>
        </table:table-row>
        <table:table-row table:style-name="ro1">
          <table:table-cell table:formula="of:=[.A53]+0.1" office:value-type="float" office:value="5.8" calcext:value-type="float">
            <text:p>5,8</text:p>
          </table:table-cell>
          <table:table-cell table:formula="of:=30+10*LOG([.A54])" office:value-type="float" office:value="37.6342799356294" calcext:value-type="float">
            <text:p>37,6342799356294</text:p>
          </table:table-cell>
          <table:table-cell table:formula="of:=[.B54]-[.$B$1]" office:value-type="float" office:value="-2.36572006437063" calcext:value-type="float">
            <text:p>-2,36572006437063</text:p>
          </table:table-cell>
          <table:table-cell table:number-columns-repeated="2"/>
          <table:table-cell table:formula="of:=[Calibration.$F$81]*EXP([Calibration.$E$81]*[.E54])" office:value-type="float" office:value="1.79579466330651" calcext:value-type="float">
            <text:p>1,79579466330651</text:p>
          </table:table-cell>
          <table:table-cell table:formula="of:=100*([.A54]-[.F54])/100" office:value-type="float" office:value="4.00420533669348" calcext:value-type="float">
            <text:p>4,00420533669348</text:p>
          </table:table-cell>
        </table:table-row>
        <table:table-row table:style-name="ro1">
          <table:table-cell table:formula="of:=[.A54]+0.1" office:value-type="float" office:value="5.9" calcext:value-type="float">
            <text:p>5,9</text:p>
          </table:table-cell>
          <table:table-cell table:formula="of:=30+10*LOG([.A55])" office:value-type="float" office:value="37.7085201164214" calcext:value-type="float">
            <text:p>37,7085201164214</text:p>
          </table:table-cell>
          <table:table-cell table:formula="of:=[.B55]-[.$B$1]" office:value-type="float" office:value="-2.29147988357856" calcext:value-type="float">
            <text:p>-2,29147988357856</text:p>
          </table:table-cell>
          <table:table-cell table:number-columns-repeated="2"/>
          <table:table-cell table:formula="of:=[Calibration.$F$81]*EXP([Calibration.$E$81]*[.E55])" office:value-type="float" office:value="1.79579466330651" calcext:value-type="float">
            <text:p>1,79579466330651</text:p>
          </table:table-cell>
          <table:table-cell table:formula="of:=100*([.A55]-[.F55])/100" office:value-type="float" office:value="4.10420533669348" calcext:value-type="float">
            <text:p>4,10420533669348</text:p>
          </table:table-cell>
        </table:table-row>
        <table:table-row table:style-name="ro1">
          <table:table-cell table:formula="of:=[.A55]+0.1" office:value-type="float" office:value="6" calcext:value-type="float">
            <text:p>6</text:p>
          </table:table-cell>
          <table:table-cell table:formula="of:=30+10*LOG([.A56])" office:value-type="float" office:value="37.7815125038364" calcext:value-type="float">
            <text:p>37,7815125038364</text:p>
          </table:table-cell>
          <table:table-cell table:formula="of:=[.B56]-[.$B$1]" office:value-type="float" office:value="-2.21848749616357" calcext:value-type="float">
            <text:p>-2,21848749616357</text:p>
          </table:table-cell>
          <table:table-cell table:number-columns-repeated="2"/>
          <table:table-cell table:formula="of:=[Calibration.$F$81]*EXP([Calibration.$E$81]*[.E56])" office:value-type="float" office:value="1.79579466330651" calcext:value-type="float">
            <text:p>1,79579466330651</text:p>
          </table:table-cell>
          <table:table-cell table:formula="of:=100*([.A56]-[.F56])/100" office:value-type="float" office:value="4.20420533669348" calcext:value-type="float">
            <text:p>4,20420533669348</text:p>
          </table:table-cell>
        </table:table-row>
        <table:table-row table:style-name="ro1">
          <table:table-cell table:formula="of:=[.A56]+0.1" office:value-type="float" office:value="6.1" calcext:value-type="float">
            <text:p>6,1</text:p>
          </table:table-cell>
          <table:table-cell table:formula="of:=30+10*LOG([.A57])" office:value-type="float" office:value="37.8532983501077" calcext:value-type="float">
            <text:p>37,8532983501077</text:p>
          </table:table-cell>
          <table:table-cell table:formula="of:=[.B57]-[.$B$1]" office:value-type="float" office:value="-2.14670164989234" calcext:value-type="float">
            <text:p>-2,14670164989234</text:p>
          </table:table-cell>
          <table:table-cell table:number-columns-repeated="2"/>
          <table:table-cell table:formula="of:=[Calibration.$F$81]*EXP([Calibration.$E$81]*[.E57])" office:value-type="float" office:value="1.79579466330651" calcext:value-type="float">
            <text:p>1,79579466330651</text:p>
          </table:table-cell>
          <table:table-cell table:formula="of:=100*([.A57]-[.F57])/100" office:value-type="float" office:value="4.30420533669348" calcext:value-type="float">
            <text:p>4,30420533669348</text:p>
          </table:table-cell>
        </table:table-row>
        <table:table-row table:style-name="ro1">
          <table:table-cell table:formula="of:=[.A57]+0.1" office:value-type="float" office:value="6.2" calcext:value-type="float">
            <text:p>6,2</text:p>
          </table:table-cell>
          <table:table-cell table:formula="of:=30+10*LOG([.A58])" office:value-type="float" office:value="37.9239168949825" calcext:value-type="float">
            <text:p>37,9239168949825</text:p>
          </table:table-cell>
          <table:table-cell table:formula="of:=[.B58]-[.$B$1]" office:value-type="float" office:value="-2.07608310501747" calcext:value-type="float">
            <text:p>-2,07608310501747</text:p>
          </table:table-cell>
          <table:table-cell table:number-columns-repeated="2"/>
          <table:table-cell table:formula="of:=[Calibration.$F$81]*EXP([Calibration.$E$81]*[.E58])" office:value-type="float" office:value="1.79579466330651" calcext:value-type="float">
            <text:p>1,79579466330651</text:p>
          </table:table-cell>
          <table:table-cell table:formula="of:=100*([.A58]-[.F58])/100" office:value-type="float" office:value="4.40420533669348" calcext:value-type="float">
            <text:p>4,40420533669348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30+10*LOG([.A59])" office:value-type="float" office:value="37.9934054945358" calcext:value-type="float">
            <text:p>37,9934054945358</text:p>
          </table:table-cell>
          <table:table-cell table:formula="of:=[.B59]-[.$B$1]" office:value-type="float" office:value="-2.00659450546419" calcext:value-type="float">
            <text:p>-2,00659450546419</text:p>
          </table:table-cell>
          <table:table-cell table:number-columns-repeated="2"/>
          <table:table-cell table:formula="of:=[Calibration.$F$81]*EXP([Calibration.$E$81]*[.E59])" office:value-type="float" office:value="1.79579466330651" calcext:value-type="float">
            <text:p>1,79579466330651</text:p>
          </table:table-cell>
          <table:table-cell table:formula="of:=100*([.A59]-[.F59])/100" office:value-type="float" office:value="4.50420533669349" calcext:value-type="float">
            <text:p>4,50420533669349</text:p>
          </table:table-cell>
        </table:table-row>
        <table:table-row table:style-name="ro1">
          <table:table-cell table:formula="of:=[.A59]+0.1" office:value-type="float" office:value="6.4" calcext:value-type="float">
            <text:p>6,4</text:p>
          </table:table-cell>
          <table:table-cell table:formula="of:=30+10*LOG([.A60])" office:value-type="float" office:value="38.0617997398389" calcext:value-type="float">
            <text:p>38,0617997398389</text:p>
          </table:table-cell>
          <table:table-cell table:formula="of:=[.B60]-[.$B$1]" office:value-type="float" office:value="-1.93820026016112" calcext:value-type="float">
            <text:p>-1,93820026016112</text:p>
          </table:table-cell>
          <table:table-cell table:number-columns-repeated="2"/>
          <table:table-cell table:formula="of:=[Calibration.$F$81]*EXP([Calibration.$E$81]*[.E60])" office:value-type="float" office:value="1.79579466330651" calcext:value-type="float">
            <text:p>1,79579466330651</text:p>
          </table:table-cell>
          <table:table-cell table:formula="of:=100*([.A60]-[.F60])/100" office:value-type="float" office:value="4.60420533669349" calcext:value-type="float">
            <text:p>4,60420533669349</text:p>
          </table:table-cell>
        </table:table-row>
        <table:table-row table:style-name="ro1">
          <table:table-cell table:formula="of:=[.A60]+0.1" office:value-type="float" office:value="6.5" calcext:value-type="float">
            <text:p>6,5</text:p>
          </table:table-cell>
          <table:table-cell table:formula="of:=30+10*LOG([.A61])" office:value-type="float" office:value="38.1291335664286" calcext:value-type="float">
            <text:p>38,1291335664286</text:p>
          </table:table-cell>
          <table:table-cell table:formula="of:=[.B61]-[.$B$1]" office:value-type="float" office:value="-1.87086643357144" calcext:value-type="float">
            <text:p>-1,87086643357144</text:p>
          </table:table-cell>
          <table:table-cell table:number-columns-repeated="2"/>
          <table:table-cell table:formula="of:=[Calibration.$F$81]*EXP([Calibration.$E$81]*[.E61])" office:value-type="float" office:value="1.79579466330651" calcext:value-type="float">
            <text:p>1,79579466330651</text:p>
          </table:table-cell>
          <table:table-cell table:formula="of:=100*([.A61]-[.F61])/100" office:value-type="float" office:value="4.70420533669348" calcext:value-type="float">
            <text:p>4,70420533669348</text:p>
          </table:table-cell>
        </table:table-row>
        <table:table-row table:style-name="ro1">
          <table:table-cell table:formula="of:=[.A61]+0.1" office:value-type="float" office:value="6.6" calcext:value-type="float">
            <text:p>6,6</text:p>
          </table:table-cell>
          <table:table-cell table:formula="of:=30+10*LOG([.A62])" office:value-type="float" office:value="38.1954393554187" calcext:value-type="float">
            <text:p>38,1954393554187</text:p>
          </table:table-cell>
          <table:table-cell table:formula="of:=[.B62]-[.$B$1]" office:value-type="float" office:value="-1.80456064458132" calcext:value-type="float">
            <text:p>-1,80456064458132</text:p>
          </table:table-cell>
          <table:table-cell table:number-columns-repeated="2"/>
          <table:table-cell table:formula="of:=[Calibration.$F$81]*EXP([Calibration.$E$81]*[.E62])" office:value-type="float" office:value="1.79579466330651" calcext:value-type="float">
            <text:p>1,79579466330651</text:p>
          </table:table-cell>
          <table:table-cell table:formula="of:=100*([.A62]-[.F62])/100" office:value-type="float" office:value="4.80420533669348" calcext:value-type="float">
            <text:p>4,80420533669348</text:p>
          </table:table-cell>
        </table:table-row>
        <table:table-row table:style-name="ro1">
          <table:table-cell table:formula="of:=[.A62]+0.1" office:value-type="float" office:value="6.7" calcext:value-type="float">
            <text:p>6,7</text:p>
          </table:table-cell>
          <table:table-cell table:formula="of:=30+10*LOG([.A63])" office:value-type="float" office:value="38.2607480270083" calcext:value-type="float">
            <text:p>38,2607480270083</text:p>
          </table:table-cell>
          <table:table-cell table:formula="of:=[.B63]-[.$B$1]" office:value-type="float" office:value="-1.73925197299174" calcext:value-type="float">
            <text:p>-1,73925197299174</text:p>
          </table:table-cell>
          <table:table-cell table:number-columns-repeated="2"/>
          <table:table-cell table:formula="of:=[Calibration.$F$81]*EXP([Calibration.$E$81]*[.E63])" office:value-type="float" office:value="1.79579466330651" calcext:value-type="float">
            <text:p>1,79579466330651</text:p>
          </table:table-cell>
          <table:table-cell table:formula="of:=100*([.A63]-[.F63])/100" office:value-type="float" office:value="4.90420533669348" calcext:value-type="float">
            <text:p>4,90420533669348</text:p>
          </table:table-cell>
        </table:table-row>
        <table:table-row table:style-name="ro1">
          <table:table-cell table:formula="of:=[.A63]+0.1" office:value-type="float" office:value="6.8" calcext:value-type="float">
            <text:p>6,8</text:p>
          </table:table-cell>
          <table:table-cell table:formula="of:=30+10*LOG([.A64])" office:value-type="float" office:value="38.3250891270624" calcext:value-type="float">
            <text:p>38,3250891270624</text:p>
          </table:table-cell>
          <table:table-cell table:formula="of:=[.B64]-[.$B$1]" office:value-type="float" office:value="-1.67491087293764" calcext:value-type="float">
            <text:p>-1,67491087293764</text:p>
          </table:table-cell>
          <table:table-cell table:number-columns-repeated="2"/>
          <table:table-cell table:formula="of:=[Calibration.$F$81]*EXP([Calibration.$E$81]*[.E64])" office:value-type="float" office:value="1.79579466330651" calcext:value-type="float">
            <text:p>1,79579466330651</text:p>
          </table:table-cell>
          <table:table-cell table:formula="of:=100*([.A64]-[.F64])/100" office:value-type="float" office:value="5.00420533669348" calcext:value-type="float">
            <text:p>5,00420533669348</text:p>
          </table:table-cell>
        </table:table-row>
        <table:table-row table:style-name="ro1">
          <table:table-cell table:formula="of:=[.A64]+0.1" office:value-type="float" office:value="6.9" calcext:value-type="float">
            <text:p>6,9</text:p>
          </table:table-cell>
          <table:table-cell table:formula="of:=30+10*LOG([.A65])" office:value-type="float" office:value="38.3884909073725" calcext:value-type="float">
            <text:p>38,3884909073725</text:p>
          </table:table-cell>
          <table:table-cell table:formula="of:=[.B65]-[.$B$1]" office:value-type="float" office:value="-1.61150909262745" calcext:value-type="float">
            <text:p>-1,61150909262745</text:p>
          </table:table-cell>
          <table:table-cell table:number-columns-repeated="2"/>
          <table:table-cell table:formula="of:=[Calibration.$F$81]*EXP([Calibration.$E$81]*[.E65])" office:value-type="float" office:value="1.79579466330651" calcext:value-type="float">
            <text:p>1,79579466330651</text:p>
          </table:table-cell>
          <table:table-cell table:formula="of:=100*([.A65]-[.F65])/100" office:value-type="float" office:value="5.10420533669348" calcext:value-type="float">
            <text:p>5,10420533669348</text:p>
          </table:table-cell>
        </table:table-row>
        <table:table-row table:style-name="ro1">
          <table:table-cell table:formula="of:=[.A65]+0.1" office:value-type="float" office:value="7" calcext:value-type="float">
            <text:p>7</text:p>
          </table:table-cell>
          <table:table-cell table:formula="of:=30+10*LOG([.A66])" office:value-type="float" office:value="38.4509804001426" calcext:value-type="float">
            <text:p>38,4509804001426</text:p>
          </table:table-cell>
          <table:table-cell table:formula="of:=[.B66]-[.$B$1]" office:value-type="float" office:value="-1.54901959985743" calcext:value-type="float">
            <text:p>-1,54901959985743</text:p>
          </table:table-cell>
          <table:table-cell table:number-columns-repeated="2"/>
          <table:table-cell table:formula="of:=[Calibration.$F$81]*EXP([Calibration.$E$81]*[.E66])" office:value-type="float" office:value="1.79579466330651" calcext:value-type="float">
            <text:p>1,79579466330651</text:p>
          </table:table-cell>
          <table:table-cell table:formula="of:=100*([.A66]-[.F66])/100" office:value-type="float" office:value="5.20420533669348" calcext:value-type="float">
            <text:p>5,20420533669348</text:p>
          </table:table-cell>
        </table:table-row>
        <table:table-row table:style-name="ro1">
          <table:table-cell table:formula="of:=[.A66]+0.1" office:value-type="float" office:value="7.1" calcext:value-type="float">
            <text:p>7,1</text:p>
          </table:table-cell>
          <table:table-cell table:formula="of:=30+10*LOG([.A67])" office:value-type="float" office:value="38.5125834871908" calcext:value-type="float">
            <text:p>38,5125834871908</text:p>
          </table:table-cell>
          <table:table-cell table:formula="of:=[.B67]-[.$B$1]" office:value-type="float" office:value="-1.48741651280925" calcext:value-type="float">
            <text:p>-1,48741651280925</text:p>
          </table:table-cell>
          <table:table-cell table:number-columns-repeated="2"/>
          <table:table-cell table:formula="of:=[Calibration.$F$81]*EXP([Calibration.$E$81]*[.E67])" office:value-type="float" office:value="1.79579466330651" calcext:value-type="float">
            <text:p>1,79579466330651</text:p>
          </table:table-cell>
          <table:table-cell table:formula="of:=100*([.A67]-[.F67])/100" office:value-type="float" office:value="5.30420533669348" calcext:value-type="float">
            <text:p>5,30420533669348</text:p>
          </table:table-cell>
        </table:table-row>
        <table:table-row table:style-name="ro1">
          <table:table-cell table:formula="of:=[.A67]+0.1" office:value-type="float" office:value="7.2" calcext:value-type="float">
            <text:p>7,2</text:p>
          </table:table-cell>
          <table:table-cell table:formula="of:=30+10*LOG([.A68])" office:value-type="float" office:value="38.5733249643127" calcext:value-type="float">
            <text:p>38,5733249643127</text:p>
          </table:table-cell>
          <table:table-cell table:formula="of:=[.B68]-[.$B$1]" office:value-type="float" office:value="-1.42667503568732" calcext:value-type="float">
            <text:p>-1,42667503568732</text:p>
          </table:table-cell>
          <table:table-cell table:number-columns-repeated="2"/>
          <table:table-cell table:formula="of:=[Calibration.$F$81]*EXP([Calibration.$E$81]*[.E68])" office:value-type="float" office:value="1.79579466330651" calcext:value-type="float">
            <text:p>1,79579466330651</text:p>
          </table:table-cell>
          <table:table-cell table:formula="of:=100*([.A68]-[.F68])/100" office:value-type="float" office:value="5.40420533669348" calcext:value-type="float">
            <text:p>5,40420533669348</text:p>
          </table:table-cell>
        </table:table-row>
        <table:table-row table:style-name="ro1">
          <table:table-cell table:formula="of:=[.A68]+0.1" office:value-type="float" office:value="7.3" calcext:value-type="float">
            <text:p>7,3</text:p>
          </table:table-cell>
          <table:table-cell table:formula="of:=30+10*LOG([.A69])" office:value-type="float" office:value="38.6332286012046" calcext:value-type="float">
            <text:p>38,6332286012046</text:p>
          </table:table-cell>
          <table:table-cell table:formula="of:=[.B69]-[.$B$1]" office:value-type="float" office:value="-1.36677139879544" calcext:value-type="float">
            <text:p>-1,36677139879544</text:p>
          </table:table-cell>
          <table:table-cell table:number-columns-repeated="2"/>
          <table:table-cell table:formula="of:=[Calibration.$F$81]*EXP([Calibration.$E$81]*[.E69])" office:value-type="float" office:value="1.79579466330651" calcext:value-type="float">
            <text:p>1,79579466330651</text:p>
          </table:table-cell>
          <table:table-cell table:formula="of:=100*([.A69]-[.F69])/100" office:value-type="float" office:value="5.50420533669348" calcext:value-type="float">
            <text:p>5,50420533669348</text:p>
          </table:table-cell>
        </table:table-row>
        <table:table-row table:style-name="ro1">
          <table:table-cell table:formula="of:=[.A69]+0.1" office:value-type="float" office:value="7.4" calcext:value-type="float">
            <text:p>7,4</text:p>
          </table:table-cell>
          <table:table-cell table:formula="of:=30+10*LOG([.A70])" office:value-type="float" office:value="38.6923171973098" calcext:value-type="float">
            <text:p>38,6923171973098</text:p>
          </table:table-cell>
          <table:table-cell table:formula="of:=[.B70]-[.$B$1]" office:value-type="float" office:value="-1.30768280269024" calcext:value-type="float">
            <text:p>-1,30768280269024</text:p>
          </table:table-cell>
          <table:table-cell table:number-columns-repeated="2"/>
          <table:table-cell table:formula="of:=[Calibration.$F$81]*EXP([Calibration.$E$81]*[.E70])" office:value-type="float" office:value="1.79579466330651" calcext:value-type="float">
            <text:p>1,79579466330651</text:p>
          </table:table-cell>
          <table:table-cell table:formula="of:=100*([.A70]-[.F70])/100" office:value-type="float" office:value="5.60420533669348" calcext:value-type="float">
            <text:p>5,60420533669348</text:p>
          </table:table-cell>
        </table:table-row>
        <table:table-row table:style-name="ro1">
          <table:table-cell table:formula="of:=[.A70]+0.1" office:value-type="float" office:value="7.5" calcext:value-type="float">
            <text:p>7,5</text:p>
          </table:table-cell>
          <table:table-cell table:formula="of:=30+10*LOG([.A71])" office:value-type="float" office:value="38.750612633917" calcext:value-type="float">
            <text:p>38,750612633917</text:p>
          </table:table-cell>
          <table:table-cell table:formula="of:=[.B71]-[.$B$1]" office:value-type="float" office:value="-1.249387366083" calcext:value-type="float">
            <text:p>-1,249387366083</text:p>
          </table:table-cell>
          <table:table-cell table:number-columns-repeated="2"/>
          <table:table-cell table:formula="of:=[Calibration.$F$81]*EXP([Calibration.$E$81]*[.E71])" office:value-type="float" office:value="1.79579466330651" calcext:value-type="float">
            <text:p>1,79579466330651</text:p>
          </table:table-cell>
          <table:table-cell table:formula="of:=100*([.A71]-[.F71])/100" office:value-type="float" office:value="5.70420533669348" calcext:value-type="float">
            <text:p>5,70420533669348</text:p>
          </table:table-cell>
        </table:table-row>
        <table:table-row table:style-name="ro1">
          <table:table-cell table:formula="of:=[.A71]+0.1" office:value-type="float" office:value="7.6" calcext:value-type="float">
            <text:p>7,6</text:p>
          </table:table-cell>
          <table:table-cell table:formula="of:=30+10*LOG([.A72])" office:value-type="float" office:value="38.8081359228079" calcext:value-type="float">
            <text:p>38,8081359228079</text:p>
          </table:table-cell>
          <table:table-cell table:formula="of:=[.B72]-[.$B$1]" office:value-type="float" office:value="-1.19186407719209" calcext:value-type="float">
            <text:p>-1,19186407719209</text:p>
          </table:table-cell>
          <table:table-cell table:number-columns-repeated="2"/>
          <table:table-cell table:formula="of:=[Calibration.$F$81]*EXP([Calibration.$E$81]*[.E72])" office:value-type="float" office:value="1.79579466330651" calcext:value-type="float">
            <text:p>1,79579466330651</text:p>
          </table:table-cell>
          <table:table-cell table:formula="of:=100*([.A72]-[.F72])/100" office:value-type="float" office:value="5.80420533669348" calcext:value-type="float">
            <text:p>5,80420533669348</text:p>
          </table:table-cell>
        </table:table-row>
        <table:table-row table:style-name="ro1">
          <table:table-cell table:formula="of:=[.A72]+0.1" office:value-type="float" office:value="7.7" calcext:value-type="float">
            <text:p>7,7</text:p>
          </table:table-cell>
          <table:table-cell table:formula="of:=30+10*LOG([.A73])" office:value-type="float" office:value="38.8649072517248" calcext:value-type="float">
            <text:p>38,8649072517248</text:p>
          </table:table-cell>
          <table:table-cell table:formula="of:=[.B73]-[.$B$1]" office:value-type="float" office:value="-1.13509274827518" calcext:value-type="float">
            <text:p>-1,13509274827518</text:p>
          </table:table-cell>
          <table:table-cell table:number-columns-repeated="2"/>
          <table:table-cell table:formula="of:=[Calibration.$F$81]*EXP([Calibration.$E$81]*[.E73])" office:value-type="float" office:value="1.79579466330651" calcext:value-type="float">
            <text:p>1,79579466330651</text:p>
          </table:table-cell>
          <table:table-cell table:formula="of:=100*([.A73]-[.F73])/100" office:value-type="float" office:value="5.90420533669348" calcext:value-type="float">
            <text:p>5,90420533669348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table:formula="of:=30+10*LOG([.A74])" office:value-type="float" office:value="38.9209460269048" calcext:value-type="float">
            <text:p>38,9209460269048</text:p>
          </table:table-cell>
          <table:table-cell table:formula="of:=[.B74]-[.$B$1]" office:value-type="float" office:value="-1.0790539730952" calcext:value-type="float">
            <text:p>-1,0790539730952</text:p>
          </table:table-cell>
          <table:table-cell table:number-columns-repeated="2"/>
          <table:table-cell table:formula="of:=[Calibration.$F$81]*EXP([Calibration.$E$81]*[.E74])" office:value-type="float" office:value="1.79579466330651" calcext:value-type="float">
            <text:p>1,79579466330651</text:p>
          </table:table-cell>
          <table:table-cell table:formula="of:=100*([.A74]-[.F74])/100" office:value-type="float" office:value="6.00420533669349" calcext:value-type="float">
            <text:p>6,00420533669349</text:p>
          </table:table-cell>
        </table:table-row>
        <table:table-row table:style-name="ro1">
          <table:table-cell table:formula="of:=[.A74]+0.1" office:value-type="float" office:value="7.9" calcext:value-type="float">
            <text:p>7,9</text:p>
          </table:table-cell>
          <table:table-cell table:formula="of:=30+10*LOG([.A75])" office:value-type="float" office:value="38.9762709129044" calcext:value-type="float">
            <text:p>38,9762709129044</text:p>
          </table:table-cell>
          <table:table-cell table:formula="of:=[.B75]-[.$B$1]" office:value-type="float" office:value="-1.02372908709559" calcext:value-type="float">
            <text:p>-1,02372908709559</text:p>
          </table:table-cell>
          <table:table-cell table:number-columns-repeated="2"/>
          <table:table-cell table:formula="of:=[Calibration.$F$81]*EXP([Calibration.$E$81]*[.E75])" office:value-type="float" office:value="1.79579466330651" calcext:value-type="float">
            <text:p>1,79579466330651</text:p>
          </table:table-cell>
          <table:table-cell table:formula="of:=100*([.A75]-[.F75])/100" office:value-type="float" office:value="6.10420533669349" calcext:value-type="float">
            <text:p>6,10420533669349</text:p>
          </table:table-cell>
        </table:table-row>
        <table:table-row table:style-name="ro1">
          <table:table-cell table:formula="of:=[.A75]+0.1" office:value-type="float" office:value="8" calcext:value-type="float">
            <text:p>8</text:p>
          </table:table-cell>
          <table:table-cell table:formula="of:=30+10*LOG([.A76])" office:value-type="float" office:value="39.0308998699194" calcext:value-type="float">
            <text:p>39,0308998699194</text:p>
          </table:table-cell>
          <table:table-cell table:formula="of:=[.B76]-[.$B$1]" office:value-type="float" office:value="-0.969100130080562" calcext:value-type="float">
            <text:p>-0,969100130080562</text:p>
          </table:table-cell>
          <table:table-cell table:number-columns-repeated="2"/>
          <table:table-cell table:formula="of:=[Calibration.$F$81]*EXP([Calibration.$E$81]*[.E76])" office:value-type="float" office:value="1.79579466330651" calcext:value-type="float">
            <text:p>1,79579466330651</text:p>
          </table:table-cell>
          <table:table-cell table:formula="of:=100*([.A76]-[.F76])/100" office:value-type="float" office:value="6.20420533669349" calcext:value-type="float">
            <text:p>6,20420533669349</text:p>
          </table:table-cell>
        </table:table-row>
        <table:table-row table:style-name="ro1">
          <table:table-cell table:formula="of:=[.A76]+0.1" office:value-type="float" office:value="8.1" calcext:value-type="float">
            <text:p>8,1</text:p>
          </table:table-cell>
          <table:table-cell table:formula="of:=30+10*LOG([.A77])" office:value-type="float" office:value="39.0848501887865" calcext:value-type="float">
            <text:p>39,0848501887865</text:p>
          </table:table-cell>
          <table:table-cell table:formula="of:=[.B77]-[.$B$1]" office:value-type="float" office:value="-0.915149811213503" calcext:value-type="float">
            <text:p>-0,915149811213503</text:p>
          </table:table-cell>
          <table:table-cell table:number-columns-repeated="2"/>
          <table:table-cell table:formula="of:=[Calibration.$F$81]*EXP([Calibration.$E$81]*[.E77])" office:value-type="float" office:value="1.79579466330651" calcext:value-type="float">
            <text:p>1,79579466330651</text:p>
          </table:table-cell>
          <table:table-cell table:formula="of:=100*([.A77]-[.F77])/100" office:value-type="float" office:value="6.30420533669349" calcext:value-type="float">
            <text:p>6,30420533669349</text:p>
          </table:table-cell>
        </table:table-row>
        <table:table-row table:style-name="ro1">
          <table:table-cell table:formula="of:=[.A77]+0.1" office:value-type="float" office:value="8.2" calcext:value-type="float">
            <text:p>8,2</text:p>
          </table:table-cell>
          <table:table-cell table:formula="of:=30+10*LOG([.A78])" office:value-type="float" office:value="39.1381385238372" calcext:value-type="float">
            <text:p>39,1381385238372</text:p>
          </table:table-cell>
          <table:table-cell table:formula="of:=[.B78]-[.$B$1]" office:value-type="float" office:value="-0.861861476162837" calcext:value-type="float">
            <text:p>-0,861861476162837</text:p>
          </table:table-cell>
          <table:table-cell table:number-columns-repeated="2"/>
          <table:table-cell table:formula="of:=[Calibration.$F$81]*EXP([Calibration.$E$81]*[.E78])" office:value-type="float" office:value="1.79579466330651" calcext:value-type="float">
            <text:p>1,79579466330651</text:p>
          </table:table-cell>
          <table:table-cell table:formula="of:=100*([.A78]-[.F78])/100" office:value-type="float" office:value="6.40420533669349" calcext:value-type="float">
            <text:p>6,40420533669349</text:p>
          </table:table-cell>
        </table:table-row>
        <table:table-row table:style-name="ro1">
          <table:table-cell table:formula="of:=[.A78]+0.1" office:value-type="float" office:value="8.3" calcext:value-type="float">
            <text:p>8,3</text:p>
          </table:table-cell>
          <table:table-cell table:formula="of:=30+10*LOG([.A79])" office:value-type="float" office:value="39.1907809237607" calcext:value-type="float">
            <text:p>39,1907809237607</text:p>
          </table:table-cell>
          <table:table-cell table:formula="of:=[.B79]-[.$B$1]" office:value-type="float" office:value="-0.809219076239266" calcext:value-type="float">
            <text:p>-0,809219076239266</text:p>
          </table:table-cell>
          <table:table-cell table:number-columns-repeated="2"/>
          <table:table-cell table:formula="of:=[Calibration.$F$81]*EXP([Calibration.$E$81]*[.E79])" office:value-type="float" office:value="1.79579466330651" calcext:value-type="float">
            <text:p>1,79579466330651</text:p>
          </table:table-cell>
          <table:table-cell table:formula="of:=100*([.A79]-[.F79])/100" office:value-type="float" office:value="6.50420533669348" calcext:value-type="float">
            <text:p>6,50420533669348</text:p>
          </table:table-cell>
        </table:table-row>
        <table:table-row table:style-name="ro1">
          <table:table-cell table:formula="of:=[.A79]+0.1" office:value-type="float" office:value="8.4" calcext:value-type="float">
            <text:p>8,4</text:p>
          </table:table-cell>
          <table:table-cell table:formula="of:=30+10*LOG([.A80])" office:value-type="float" office:value="39.2427928606188" calcext:value-type="float">
            <text:p>39,2427928606188</text:p>
          </table:table-cell>
          <table:table-cell table:formula="of:=[.B80]-[.$B$1]" office:value-type="float" office:value="-0.75720713938118" calcext:value-type="float">
            <text:p>-0,75720713938118</text:p>
          </table:table-cell>
          <table:table-cell table:number-columns-repeated="2"/>
          <table:table-cell table:formula="of:=[Calibration.$F$81]*EXP([Calibration.$E$81]*[.E80])" office:value-type="float" office:value="1.79579466330651" calcext:value-type="float">
            <text:p>1,79579466330651</text:p>
          </table:table-cell>
          <table:table-cell table:formula="of:=100*([.A80]-[.F80])/100" office:value-type="float" office:value="6.60420533669348" calcext:value-type="float">
            <text:p>6,60420533669348</text:p>
          </table:table-cell>
        </table:table-row>
        <table:table-row table:style-name="ro1">
          <table:table-cell table:formula="of:=[.A80]+0.1" office:value-type="float" office:value="8.5" calcext:value-type="float">
            <text:p>8,5</text:p>
          </table:table-cell>
          <table:table-cell table:formula="of:=30+10*LOG([.A81])" office:value-type="float" office:value="39.2941892571429" calcext:value-type="float">
            <text:p>39,2941892571429</text:p>
          </table:table-cell>
          <table:table-cell table:formula="of:=[.B81]-[.$B$1]" office:value-type="float" office:value="-0.705810742857075" calcext:value-type="float">
            <text:p>-0,705810742857075</text:p>
          </table:table-cell>
          <table:table-cell table:number-columns-repeated="2"/>
          <table:table-cell table:formula="of:=[Calibration.$F$81]*EXP([Calibration.$E$81]*[.E81])" office:value-type="float" office:value="1.79579466330651" calcext:value-type="float">
            <text:p>1,79579466330651</text:p>
          </table:table-cell>
          <table:table-cell table:formula="of:=100*([.A81]-[.F81])/100" office:value-type="float" office:value="6.70420533669348" calcext:value-type="float">
            <text:p>6,70420533669348</text:p>
          </table:table-cell>
        </table:table-row>
        <table:table-row table:style-name="ro1">
          <table:table-cell table:formula="of:=[.A81]+0.1" office:value-type="float" office:value="8.6" calcext:value-type="float">
            <text:p>8,6</text:p>
          </table:table-cell>
          <table:table-cell table:formula="of:=30+10*LOG([.A82])" office:value-type="float" office:value="39.3449845124357" calcext:value-type="float">
            <text:p>39,3449845124357</text:p>
          </table:table-cell>
          <table:table-cell table:formula="of:=[.B82]-[.$B$1]" office:value-type="float" office:value="-0.655015487564327" calcext:value-type="float">
            <text:p>-0,655015487564327</text:p>
          </table:table-cell>
          <table:table-cell table:number-columns-repeated="2"/>
          <table:table-cell table:formula="of:=[Calibration.$F$81]*EXP([Calibration.$E$81]*[.E82])" office:value-type="float" office:value="1.79579466330651" calcext:value-type="float">
            <text:p>1,79579466330651</text:p>
          </table:table-cell>
          <table:table-cell table:formula="of:=100*([.A82]-[.F82])/100" office:value-type="float" office:value="6.80420533669348" calcext:value-type="float">
            <text:p>6,80420533669348</text:p>
          </table:table-cell>
        </table:table-row>
        <table:table-row table:style-name="ro1">
          <table:table-cell table:formula="of:=[.A82]+0.1" office:value-type="float" office:value="8.7" calcext:value-type="float">
            <text:p>8,7</text:p>
          </table:table-cell>
          <table:table-cell table:formula="of:=30+10*LOG([.A83])" office:value-type="float" office:value="39.3951925261862" calcext:value-type="float">
            <text:p>39,3951925261862</text:p>
          </table:table-cell>
          <table:table-cell table:formula="of:=[.B83]-[.$B$1]" office:value-type="float" office:value="-0.604807473813814" calcext:value-type="float">
            <text:p>-0,604807473813814</text:p>
          </table:table-cell>
          <table:table-cell table:number-columns-repeated="2"/>
          <table:table-cell table:formula="of:=[Calibration.$F$81]*EXP([Calibration.$E$81]*[.E83])" office:value-type="float" office:value="1.79579466330651" calcext:value-type="float">
            <text:p>1,79579466330651</text:p>
          </table:table-cell>
          <table:table-cell table:formula="of:=100*([.A83]-[.F83])/100" office:value-type="float" office:value="6.90420533669348" calcext:value-type="float">
            <text:p>6,90420533669348</text:p>
          </table:table-cell>
        </table:table-row>
        <table:table-row table:style-name="ro1">
          <table:table-cell table:formula="of:=[.A83]+0.1" office:value-type="float" office:value="8.8" calcext:value-type="float">
            <text:p>8,8</text:p>
          </table:table-cell>
          <table:table-cell table:formula="of:=30+10*LOG([.A84])" office:value-type="float" office:value="39.4448267215017" calcext:value-type="float">
            <text:p>39,4448267215017</text:p>
          </table:table-cell>
          <table:table-cell table:formula="of:=[.B84]-[.$B$1]" office:value-type="float" office:value="-0.555173278498316" calcext:value-type="float">
            <text:p>-0,555173278498316</text:p>
          </table:table-cell>
          <table:table-cell table:number-columns-repeated="2"/>
          <table:table-cell table:formula="of:=[Calibration.$F$81]*EXP([Calibration.$E$81]*[.E84])" office:value-type="float" office:value="1.79579466330651" calcext:value-type="float">
            <text:p>1,79579466330651</text:p>
          </table:table-cell>
          <table:table-cell table:formula="of:=100*([.A84]-[.F84])/100" office:value-type="float" office:value="7.00420533669348" calcext:value-type="float">
            <text:p>7,00420533669348</text:p>
          </table:table-cell>
        </table:table-row>
        <table:table-row table:style-name="ro1">
          <table:table-cell table:formula="of:=[.A84]+0.1" office:value-type="float" office:value="8.9" calcext:value-type="float">
            <text:p>8,9</text:p>
          </table:table-cell>
          <table:table-cell table:formula="of:=30+10*LOG([.A85])" office:value-type="float" office:value="39.4939000664491" calcext:value-type="float">
            <text:p>39,4939000664491</text:p>
          </table:table-cell>
          <table:table-cell table:formula="of:=[.B85]-[.$B$1]" office:value-type="float" office:value="-0.506099933550871" calcext:value-type="float">
            <text:p>-0,506099933550871</text:p>
          </table:table-cell>
          <table:table-cell table:number-columns-repeated="2"/>
          <table:table-cell table:formula="of:=[Calibration.$F$81]*EXP([Calibration.$E$81]*[.E85])" office:value-type="float" office:value="1.79579466330651" calcext:value-type="float">
            <text:p>1,79579466330651</text:p>
          </table:table-cell>
          <table:table-cell table:formula="of:=100*([.A85]-[.F85])/100" office:value-type="float" office:value="7.10420533669348" calcext:value-type="float">
            <text:p>7,10420533669348</text:p>
          </table:table-cell>
        </table:table-row>
        <table:table-row table:style-name="ro1">
          <table:table-cell table:formula="of:=[.A85]+0.1" office:value-type="float" office:value="9" calcext:value-type="float">
            <text:p>9</text:p>
          </table:table-cell>
          <table:table-cell table:formula="of:=30+10*LOG([.A86])" office:value-type="float" office:value="39.5424250943932" calcext:value-type="float">
            <text:p>39,5424250943932</text:p>
          </table:table-cell>
          <table:table-cell table:formula="of:=[.B86]-[.$B$1]" office:value-type="float" office:value="-0.457574905606755" calcext:value-type="float">
            <text:p>-0,457574905606755</text:p>
          </table:table-cell>
          <table:table-cell table:number-columns-repeated="2"/>
          <table:table-cell table:formula="of:=[Calibration.$F$81]*EXP([Calibration.$E$81]*[.E86])" office:value-type="float" office:value="1.79579466330651" calcext:value-type="float">
            <text:p>1,79579466330651</text:p>
          </table:table-cell>
          <table:table-cell table:formula="of:=100*([.A86]-[.F86])/100" office:value-type="float" office:value="7.20420533669348" calcext:value-type="float">
            <text:p>7,20420533669348</text:p>
          </table:table-cell>
        </table:table-row>
        <table:table-row table:style-name="ro1">
          <table:table-cell table:formula="of:=[.A86]+0.1" office:value-type="float" office:value="9.1" calcext:value-type="float">
            <text:p>9,1</text:p>
          </table:table-cell>
          <table:table-cell table:formula="of:=30+10*LOG([.A87])" office:value-type="float" office:value="39.5904139232109" calcext:value-type="float">
            <text:p>39,5904139232109</text:p>
          </table:table-cell>
          <table:table-cell table:formula="of:=[.B87]-[.$B$1]" office:value-type="float" office:value="-0.409586076789068" calcext:value-type="float">
            <text:p>-0,409586076789068</text:p>
          </table:table-cell>
          <table:table-cell table:number-columns-repeated="2"/>
          <table:table-cell table:formula="of:=[Calibration.$F$81]*EXP([Calibration.$E$81]*[.E87])" office:value-type="float" office:value="1.79579466330651" calcext:value-type="float">
            <text:p>1,79579466330651</text:p>
          </table:table-cell>
          <table:table-cell table:formula="of:=100*([.A87]-[.F87])/100" office:value-type="float" office:value="7.30420533669348" calcext:value-type="float">
            <text:p>7,30420533669348</text:p>
          </table:table-cell>
        </table:table-row>
        <table:table-row table:style-name="ro1">
          <table:table-cell table:formula="of:=[.A87]+0.1" office:value-type="float" office:value="9.2" calcext:value-type="float">
            <text:p>9,2</text:p>
          </table:table-cell>
          <table:table-cell table:formula="of:=30+10*LOG([.A88])" office:value-type="float" office:value="39.6378782734555" calcext:value-type="float">
            <text:p>39,6378782734555</text:p>
          </table:table-cell>
          <table:table-cell table:formula="of:=[.B88]-[.$B$1]" office:value-type="float" office:value="-0.362121726544451" calcext:value-type="float">
            <text:p>-0,362121726544451</text:p>
          </table:table-cell>
          <table:table-cell table:number-columns-repeated="2"/>
          <table:table-cell table:formula="of:=[Calibration.$F$81]*EXP([Calibration.$E$81]*[.E88])" office:value-type="float" office:value="1.79579466330651" calcext:value-type="float">
            <text:p>1,79579466330651</text:p>
          </table:table-cell>
          <table:table-cell table:formula="of:=100*([.A88]-[.F88])/100" office:value-type="float" office:value="7.40420533669348" calcext:value-type="float">
            <text:p>7,40420533669348</text:p>
          </table:table-cell>
        </table:table-row>
        <table:table-row table:style-name="ro1">
          <table:table-cell table:formula="of:=[.A88]+0.1" office:value-type="float" office:value="9.3" calcext:value-type="float">
            <text:p>9,3</text:p>
          </table:table-cell>
          <table:table-cell table:formula="of:=30+10*LOG([.A89])" office:value-type="float" office:value="39.6848294855394" calcext:value-type="float">
            <text:p>39,6848294855394</text:p>
          </table:table-cell>
          <table:table-cell table:formula="of:=[.B89]-[.$B$1]" office:value-type="float" office:value="-0.315170514460647" calcext:value-type="float">
            <text:p>-0,315170514460647</text:p>
          </table:table-cell>
          <table:table-cell table:number-columns-repeated="2"/>
          <table:table-cell table:formula="of:=[Calibration.$F$81]*EXP([Calibration.$E$81]*[.E89])" office:value-type="float" office:value="1.79579466330651" calcext:value-type="float">
            <text:p>1,79579466330651</text:p>
          </table:table-cell>
          <table:table-cell table:formula="of:=100*([.A89]-[.F89])/100" office:value-type="float" office:value="7.50420533669348" calcext:value-type="float">
            <text:p>7,50420533669348</text:p>
          </table:table-cell>
        </table:table-row>
        <table:table-row table:style-name="ro1">
          <table:table-cell table:formula="of:=[.A89]+0.1" office:value-type="float" office:value="9.4" calcext:value-type="float">
            <text:p>9,4</text:p>
          </table:table-cell>
          <table:table-cell table:formula="of:=30+10*LOG([.A90])" office:value-type="float" office:value="39.731278535997" calcext:value-type="float">
            <text:p>39,731278535997</text:p>
          </table:table-cell>
          <table:table-cell table:formula="of:=[.B90]-[.$B$1]" office:value-type="float" office:value="-0.268721464003022" calcext:value-type="float">
            <text:p>-0,268721464003022</text:p>
          </table:table-cell>
          <table:table-cell table:number-columns-repeated="2"/>
          <table:table-cell table:formula="of:=[Calibration.$F$81]*EXP([Calibration.$E$81]*[.E90])" office:value-type="float" office:value="1.79579466330651" calcext:value-type="float">
            <text:p>1,79579466330651</text:p>
          </table:table-cell>
          <table:table-cell table:formula="of:=100*([.A90]-[.F90])/100" office:value-type="float" office:value="7.60420533669348" calcext:value-type="float">
            <text:p>7,60420533669348</text:p>
          </table:table-cell>
        </table:table-row>
        <table:table-row table:style-name="ro1">
          <table:table-cell table:formula="of:=[.A90]+0.1" office:value-type="float" office:value="9.5" calcext:value-type="float">
            <text:p>9,5</text:p>
          </table:table-cell>
          <table:table-cell table:formula="of:=30+10*LOG([.A91])" office:value-type="float" office:value="39.7772360528885" calcext:value-type="float">
            <text:p>39,7772360528885</text:p>
          </table:table-cell>
          <table:table-cell table:formula="of:=[.B91]-[.$B$1]" office:value-type="float" office:value="-0.222763947111524" calcext:value-type="float">
            <text:p>-0,222763947111524</text:p>
          </table:table-cell>
          <table:table-cell table:number-columns-repeated="2"/>
          <table:table-cell table:formula="of:=[Calibration.$F$81]*EXP([Calibration.$E$81]*[.E91])" office:value-type="float" office:value="1.79579466330651" calcext:value-type="float">
            <text:p>1,79579466330651</text:p>
          </table:table-cell>
          <table:table-cell table:formula="of:=100*([.A91]-[.F91])/100" office:value-type="float" office:value="7.70420533669348" calcext:value-type="float">
            <text:p>7,70420533669348</text:p>
          </table:table-cell>
        </table:table-row>
        <table:table-row table:style-name="ro1">
          <table:table-cell office:value-type="float" office:value="9.6" calcext:value-type="float">
            <text:p>9,6</text:p>
          </table:table-cell>
          <table:table-cell table:formula="of:=30+10*LOG([.A92])" office:value-type="float" office:value="39.8227123303957" calcext:value-type="float">
            <text:p>39,8227123303957</text:p>
          </table:table-cell>
          <table:table-cell table:formula="of:=[.B92]-[.$B$1]" office:value-type="float" office:value="-0.177287669604318" calcext:value-type="float">
            <text:p>-0,177287669604318</text:p>
          </table:table-cell>
          <table:table-cell table:number-columns-repeated="2"/>
          <table:table-cell table:formula="of:=[Calibration.$F$81]*EXP([Calibration.$E$81]*[.E92])" office:value-type="float" office:value="1.79579466330651" calcext:value-type="float">
            <text:p>1,79579466330651</text:p>
          </table:table-cell>
          <table:table-cell table:formula="of:=100*([.A92]-[.F92])/100" office:value-type="float" office:value="7.80420533669349" calcext:value-type="float">
            <text:p>7,80420533669349</text:p>
          </table:table-cell>
        </table:table-row>
        <table:table-row table:style-name="ro1">
          <table:table-cell table:formula="of:=[.A92]+0.1" office:value-type="float" office:value="9.7" calcext:value-type="float">
            <text:p>9,7</text:p>
          </table:table-cell>
          <table:table-cell table:formula="of:=30+10*LOG([.A93])" office:value-type="float" office:value="39.8677173426624" calcext:value-type="float">
            <text:p>39,8677173426624</text:p>
          </table:table-cell>
          <table:table-cell table:formula="of:=[.B93]-[.$B$1]" office:value-type="float" office:value="-0.132282657337555" calcext:value-type="float">
            <text:p>-0,132282657337555</text:p>
          </table:table-cell>
          <table:table-cell table:number-columns-repeated="2"/>
          <table:table-cell table:formula="of:=[Calibration.$F$81]*EXP([Calibration.$E$81]*[.E93])" office:value-type="float" office:value="1.79579466330651" calcext:value-type="float">
            <text:p>1,79579466330651</text:p>
          </table:table-cell>
          <table:table-cell table:formula="of:=100*([.A93]-[.F93])/100" office:value-type="float" office:value="7.90420533669349" calcext:value-type="float">
            <text:p>7,90420533669349</text:p>
          </table:table-cell>
        </table:table-row>
        <table:table-row table:style-name="ro1">
          <table:table-cell table:formula="of:=[.A93]+0.1" office:value-type="float" office:value="9.8" calcext:value-type="float">
            <text:p>9,8</text:p>
          </table:table-cell>
          <table:table-cell table:formula="of:=30+10*LOG([.A94])" office:value-type="float" office:value="39.912260756925" calcext:value-type="float">
            <text:p>39,912260756925</text:p>
          </table:table-cell>
          <table:table-cell table:formula="of:=[.B94]-[.$B$1]" office:value-type="float" office:value="-0.087739243075049" calcext:value-type="float">
            <text:p>-0,087739243075049</text:p>
          </table:table-cell>
          <table:table-cell table:number-columns-repeated="2"/>
          <table:table-cell table:formula="of:=[Calibration.$F$81]*EXP([Calibration.$E$81]*[.E94])" office:value-type="float" office:value="1.79579466330651" calcext:value-type="float">
            <text:p>1,79579466330651</text:p>
          </table:table-cell>
          <table:table-cell table:formula="of:=100*([.A94]-[.F94])/100" office:value-type="float" office:value="8.00420533669348" calcext:value-type="float">
            <text:p>8,00420533669348</text:p>
          </table:table-cell>
        </table:table-row>
        <table:table-row table:style-name="ro1">
          <table:table-cell table:formula="of:=[.A94]+0.1" office:value-type="float" office:value="9.9" calcext:value-type="float">
            <text:p>9,9</text:p>
          </table:table-cell>
          <table:table-cell table:formula="of:=30+10*LOG([.A95])" office:value-type="float" office:value="39.9563519459755" calcext:value-type="float">
            <text:p>39,9563519459755</text:p>
          </table:table-cell>
          <table:table-cell table:formula="of:=[.B95]-[.$B$1]" office:value-type="float" office:value="-0.0436480540245015" calcext:value-type="float">
            <text:p>-0,043648054024502</text:p>
          </table:table-cell>
          <table:table-cell table:number-columns-repeated="2"/>
          <table:table-cell table:formula="of:=[Calibration.$F$81]*EXP([Calibration.$E$81]*[.E95])" office:value-type="float" office:value="1.79579466330651" calcext:value-type="float">
            <text:p>1,79579466330651</text:p>
          </table:table-cell>
          <table:table-cell table:formula="of:=100*([.A95]-[.F95])/100" office:value-type="float" office:value="8.10420533669348" calcext:value-type="float">
            <text:p>8,10420533669348</text:p>
          </table:table-cell>
        </table:table-row>
        <table:table-row table:style-name="ro1">
          <table:table-cell table:formula="of:=[.A95]+0.1" office:value-type="float" office:value="10" calcext:value-type="float">
            <text:p>10</text:p>
          </table:table-cell>
          <table:table-cell table:formula="of:=30+10*LOG([.A96])" office:value-type="float" office:value="40" calcext:value-type="float">
            <text:p>40</text:p>
          </table:table-cell>
          <table:table-cell table:formula="of:=[.B96]-[.$B$1]" office:value-type="float" office:value="0" calcext:value-type="float">
            <text:p>0</text:p>
          </table:table-cell>
          <table:table-cell/>
          <table:table-cell office:value-type="float" office:value="0.0303125" calcext:value-type="float">
            <text:p>0,0303125</text:p>
          </table:table-cell>
          <table:table-cell table:formula="of:=[Calibration.$F$81]*EXP([Calibration.$E$81]*[.E96])" office:value-type="float" office:value="1.82340347553184" calcext:value-type="float">
            <text:p>1,82340347553184</text:p>
          </table:table-cell>
          <table:table-cell table:formula="of:=100*([.A96]-[.F96])/100" office:value-type="float" office:value="8.17659652446816" calcext:value-type="float">
            <text:p>8,17659652446816</text:p>
          </table:table-cell>
        </table:table-row>
      </table:table>
      <table:table table:name="Feuille5" table:style-name="ta1">
        <table:shapes>
          <draw:frame draw:z-index="0" draw:style-name="gr3" draw:text-style-name="P4" svg:width="159.99mm" svg:height="89.99mm" svg:x="171.72mm" svg:y="14.01mm">
            <loext:p draw:notify-on-update-of-ranges="Feuille5.B2:Feuille5.B2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$A$1]*10^([.$B$1]*[.A2])" office:value-type="float" office:value="9E+032" calcext:value-type="float">
            <text:p>9E+032</text:p>
          </table:table-cell>
        </table:table-row>
        <table:table-row table:style-name="ro1">
          <table:table-cell table:formula="of:=[.A2]+0.1" office:value-type="float" office:value="1.1" calcext:value-type="float">
            <text:p>1,1</text:p>
          </table:table-cell>
          <table:table-cell table:formula="of:=[.$A$1]*10^([.$B$1]*[.A3])" office:value-type="float" office:value="1.79573608347201E+036" calcext:value-type="float">
            <text:p>1,79573608347201E+036</text:p>
          </table:table-cell>
        </table:table-row>
        <table:table-row table:style-name="ro1">
          <table:table-cell table:formula="of:=[.A3]+0.1" office:value-type="float" office:value="1.2" calcext:value-type="float">
            <text:p>1,2</text:p>
          </table:table-cell>
          <table:table-cell table:formula="of:=[.$A$1]*10^([.$B$1]*[.A4])" office:value-type="float" office:value="3.58296453498155E+039" calcext:value-type="float">
            <text:p>3,58296453498155E+039</text:p>
          </table:table-cell>
        </table:table-row>
        <table:table-row table:style-name="ro1">
          <table:table-cell table:formula="of:=[.A4]+0.1" office:value-type="float" office:value="1.3" calcext:value-type="float">
            <text:p>1,3</text:p>
          </table:table-cell>
          <table:table-cell table:formula="of:=[.$A$1]*10^([.$B$1]*[.A5])" office:value-type="float" office:value="7.14895411251863E+042" calcext:value-type="float">
            <text:p>7,14895411251863E+042</text:p>
          </table:table-cell>
        </table:table-row>
        <table:table-row table:style-name="ro1">
          <table:table-cell table:formula="of:=[.A5]+0.1" office:value-type="float" office:value="1.4" calcext:value-type="float">
            <text:p>1,4</text:p>
          </table:table-cell>
          <table:table-cell table:formula="of:=[.$A$1]*10^([.$B$1]*[.A6])" office:value-type="float" office:value="1.42640387321504E+046" calcext:value-type="float">
            <text:p>1,42640387321504E+046</text:p>
          </table:table-cell>
        </table:table-row>
        <table:table-row table:style-name="ro1">
          <table:table-cell table:formula="of:=[.A6]+0.1" office:value-type="float" office:value="1.5" calcext:value-type="float">
            <text:p>1,5</text:p>
          </table:table-cell>
          <table:table-cell table:formula="of:=[.$A$1]*10^([.$B$1]*[.A7])" office:value-type="float" office:value="2.84604989415163E+049" calcext:value-type="float">
            <text:p>2,84604989415163E+049</text:p>
          </table:table-cell>
        </table:table-row>
        <table:table-row table:style-name="ro1">
          <table:table-cell table:formula="of:=[.A7]+0.1" office:value-type="float" office:value="1.6" calcext:value-type="float">
            <text:p>1,6</text:p>
          </table:table-cell>
          <table:table-cell table:formula="of:=[.$A$1]*10^([.$B$1]*[.A8])" office:value-type="float" office:value="5.67861610032198E+052" calcext:value-type="float">
            <text:p>5,67861610032198E+052</text:p>
          </table:table-cell>
        </table:table-row>
        <table:table-row table:style-name="ro1">
          <table:table-cell table:formula="of:=[.A8]+0.1" office:value-type="float" office:value="1.7" calcext:value-type="float">
            <text:p>1,7</text:p>
          </table:table-cell>
          <table:table-cell table:formula="of:=[.$A$1]*10^([.$B$1]*[.A9])" office:value-type="float" office:value="1.13303287061481E+056" calcext:value-type="float">
            <text:p>1,13303287061481E+056</text:p>
          </table:table-cell>
        </table:table-row>
        <table:table-row table:style-name="ro1">
          <table:table-cell table:formula="of:=[.A9]+0.1" office:value-type="float" office:value="1.8" calcext:value-type="float">
            <text:p>1,8</text:p>
          </table:table-cell>
          <table:table-cell table:formula="of:=[.$A$1]*10^([.$B$1]*[.A10])" office:value-type="float" office:value="2.26069778835873E+059" calcext:value-type="float">
            <text:p>2,26069778835873E+059</text:p>
          </table:table-cell>
        </table:table-row>
        <table:table-row table:style-name="ro1">
          <table:table-cell table:formula="of:=[.A10]+0.1" office:value-type="float" office:value="1.9" calcext:value-type="float">
            <text:p>1,9</text:p>
          </table:table-cell>
          <table:table-cell table:formula="of:=[.$A$1]*10^([.$B$1]*[.A11])" office:value-type="float" office:value="4.5106851026457E+062" calcext:value-type="float">
            <text:p>4,5106851026457E+062</text:p>
          </table:table-cell>
        </table:table-row>
        <table:table-row table:style-name="ro1">
          <table:table-cell table:formula="of:=[.A11]+0.1" office:value-type="float" office:value="2" calcext:value-type="float">
            <text:p>2</text:p>
          </table:table-cell>
          <table:table-cell table:formula="of:=[.$A$1]*10^([.$B$1]*[.A12])" office:value-type="float" office:value="9.00000000000059E+065" calcext:value-type="float">
            <text:p>9,00000000000059E+065</text:p>
          </table:table-cell>
        </table:table-row>
        <table:table-row table:style-name="ro1">
          <table:table-cell table:formula="of:=[.A12]+0.1" office:value-type="float" office:value="2.1" calcext:value-type="float">
            <text:p>2,1</text:p>
          </table:table-cell>
          <table:table-cell table:formula="of:=[.$A$1]*10^([.$B$1]*[.A13])" office:value-type="float" office:value="1.7957360834721E+069" calcext:value-type="float">
            <text:p>1,7957360834721E+069</text:p>
          </table:table-cell>
        </table:table-row>
        <table:table-row table:style-name="ro1">
          <table:table-cell table:formula="of:=[.A13]+0.1" office:value-type="float" office:value="2.2" calcext:value-type="float">
            <text:p>2,2</text:p>
          </table:table-cell>
          <table:table-cell table:formula="of:=[.$A$1]*10^([.$B$1]*[.A14])" office:value-type="float" office:value="3.58296453498178E+072" calcext:value-type="float">
            <text:p>3,58296453498178E+072</text:p>
          </table:table-cell>
        </table:table-row>
        <table:table-row table:style-name="ro1">
          <table:table-cell table:formula="of:=[.A14]+0.1" office:value-type="float" office:value="2.3" calcext:value-type="float">
            <text:p>2,3</text:p>
          </table:table-cell>
          <table:table-cell table:formula="of:=[.$A$1]*10^([.$B$1]*[.A15])" office:value-type="float" office:value="7.1489541125191E+075" calcext:value-type="float">
            <text:p>7,1489541125191E+075</text:p>
          </table:table-cell>
        </table:table-row>
        <table:table-row table:style-name="ro1">
          <table:table-cell table:formula="of:=[.A15]+0.1" office:value-type="float" office:value="2.4" calcext:value-type="float">
            <text:p>2,4</text:p>
          </table:table-cell>
          <table:table-cell table:formula="of:=[.$A$1]*10^([.$B$1]*[.A16])" office:value-type="float" office:value="1.42640387321515E+079" calcext:value-type="float">
            <text:p>1,42640387321515E+079</text:p>
          </table:table-cell>
        </table:table-row>
        <table:table-row table:style-name="ro1">
          <table:table-cell table:formula="of:=[.A16]+0.1" office:value-type="float" office:value="2.5" calcext:value-type="float">
            <text:p>2,5</text:p>
          </table:table-cell>
          <table:table-cell table:formula="of:=[.$A$1]*10^([.$B$1]*[.A17])" office:value-type="float" office:value="2.84604989415182E+082" calcext:value-type="float">
            <text:p>2,84604989415182E+082</text:p>
          </table:table-cell>
        </table:table-row>
        <table:table-row table:style-name="ro1">
          <table:table-cell table:formula="of:=[.A17]+0.1" office:value-type="float" office:value="2.6" calcext:value-type="float">
            <text:p>2,6</text:p>
          </table:table-cell>
          <table:table-cell table:formula="of:=[.$A$1]*10^([.$B$1]*[.A18])" office:value-type="float" office:value="5.67861610032226E+085" calcext:value-type="float">
            <text:p>5,67861610032226E+085</text:p>
          </table:table-cell>
        </table:table-row>
        <table:table-row table:style-name="ro1">
          <table:table-cell table:formula="of:=[.A18]+0.1" office:value-type="float" office:value="2.7" calcext:value-type="float">
            <text:p>2,7</text:p>
          </table:table-cell>
          <table:table-cell table:formula="of:=[.$A$1]*10^([.$B$1]*[.A19])" office:value-type="float" office:value="1.13303287061488E+089" calcext:value-type="float">
            <text:p>1,13303287061488E+089</text:p>
          </table:table-cell>
        </table:table-row>
        <table:table-row table:style-name="ro1">
          <table:table-cell table:formula="of:=[.A19]+0.1" office:value-type="float" office:value="2.8" calcext:value-type="float">
            <text:p>2,8</text:p>
          </table:table-cell>
          <table:table-cell table:formula="of:=[.$A$1]*10^([.$B$1]*[.A20])" office:value-type="float" office:value="2.26069778835887E+092" calcext:value-type="float">
            <text:p>2,26069778835887E+092</text:p>
          </table:table-cell>
        </table:table-row>
        <table:table-row table:style-name="ro1">
          <table:table-cell table:formula="of:=[.A20]+0.1" office:value-type="float" office:value="2.9" calcext:value-type="float">
            <text:p>2,9</text:p>
          </table:table-cell>
          <table:table-cell table:formula="of:=[.$A$1]*10^([.$B$1]*[.A21])" office:value-type="float" office:value="4.51068510264607E+095" calcext:value-type="float">
            <text:p>4,51068510264607E+095</text:p>
          </table:table-cell>
        </table:table-row>
        <table:table-row table:style-name="ro1">
          <table:table-cell table:formula="of:=[.A21]+0.1" office:value-type="float" office:value="3" calcext:value-type="float">
            <text:p>3</text:p>
          </table:table-cell>
          <table:table-cell table:formula="of:=[.$A$1]*10^([.$B$1]*[.A22])" office:value-type="float" office:value="9.00000000000118E+098" calcext:value-type="float">
            <text:p>9,00000000000118E+098</text:p>
          </table:table-cell>
        </table:table-row>
        <table:table-row table:style-name="ro1">
          <table:table-cell table:formula="of:=[.A22]+0.1" office:value-type="float" office:value="3.1" calcext:value-type="float">
            <text:p>3,1</text:p>
          </table:table-cell>
          <table:table-cell table:formula="of:=[.$A$1]*10^([.$B$1]*[.A23])" office:value-type="float" office:value="1.79573608347227E+102" calcext:value-type="float">
            <text:p>1,79573608347227E+102</text:p>
          </table:table-cell>
        </table:table-row>
        <table:table-row table:style-name="ro1">
          <table:table-cell table:formula="of:=[.A23]+0.1" office:value-type="float" office:value="3.2" calcext:value-type="float">
            <text:p>3,2</text:p>
          </table:table-cell>
          <table:table-cell table:formula="of:=[.$A$1]*10^([.$B$1]*[.A24])" office:value-type="float" office:value="3.58296453498201E+105" calcext:value-type="float">
            <text:p>3,58296453498201E+105</text:p>
          </table:table-cell>
        </table:table-row>
        <table:table-row table:style-name="ro1">
          <table:table-cell table:formula="of:=[.A24]+0.1" office:value-type="float" office:value="3.3" calcext:value-type="float">
            <text:p>3,3</text:p>
          </table:table-cell>
          <table:table-cell table:formula="of:=[.$A$1]*10^([.$B$1]*[.A25])" office:value-type="float" office:value="7.14895411251956E+108" calcext:value-type="float">
            <text:p>7,14895411251956E+108</text:p>
          </table:table-cell>
        </table:table-row>
        <table:table-row table:style-name="ro1">
          <table:table-cell table:formula="of:=[.A25]+0.1" office:value-type="float" office:value="3.4" calcext:value-type="float">
            <text:p>3,4</text:p>
          </table:table-cell>
          <table:table-cell table:formula="of:=[.$A$1]*10^([.$B$1]*[.A26])" office:value-type="float" office:value="1.42640387321524E+112" calcext:value-type="float">
            <text:p>1,42640387321524E+112</text:p>
          </table:table-cell>
        </table:table-row>
        <table:table-row table:style-name="ro1">
          <table:table-cell table:formula="of:=[.A26]+0.1" office:value-type="float" office:value="3.5" calcext:value-type="float">
            <text:p>3,5</text:p>
          </table:table-cell>
          <table:table-cell table:formula="of:=[.$A$1]*10^([.$B$1]*[.A27])" office:value-type="float" office:value="2.84604989415201E+115" calcext:value-type="float">
            <text:p>2,84604989415201E+115</text:p>
          </table:table-cell>
        </table:table-row>
        <table:table-row table:style-name="ro1">
          <table:table-cell table:formula="of:=[.A27]+0.1" office:value-type="float" office:value="3.6" calcext:value-type="float">
            <text:p>3,6</text:p>
          </table:table-cell>
          <table:table-cell table:formula="of:=[.$A$1]*10^([.$B$1]*[.A28])" office:value-type="float" office:value="5.67861610032282E+118" calcext:value-type="float">
            <text:p>5,67861610032282E+118</text:p>
          </table:table-cell>
        </table:table-row>
        <table:table-row table:style-name="ro1">
          <table:table-cell table:formula="of:=[.A28]+0.1" office:value-type="float" office:value="3.7" calcext:value-type="float">
            <text:p>3,7</text:p>
          </table:table-cell>
          <table:table-cell table:formula="of:=[.$A$1]*10^([.$B$1]*[.A29])" office:value-type="float" office:value="1.13303287061496E+122" calcext:value-type="float">
            <text:p>1,13303287061496E+1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/00/0000</text:date>, <text:time style:data-style-name="N2" text:time-value="20:25:16.089996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8T20:30:30.436232713</dc:date>
    <meta:editing-duration>PT18H37M11S</meta:editing-duration>
    <meta:editing-cycles>66</meta:editing-cycles>
    <meta:generator>LibreOffice/5.2.7.2$Linux_X86_64 LibreOffice_project/20m0$Build-2</meta:generator>
    <dc:creator>Fabrice F4BJH</dc:creator>
    <meta:document-statistic meta:table-count="5" meta:cell-count="119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4">
                <text:p>6.522448650893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1.306cm" svg:y="0.288cm" svg:width="15.589cm" svg:height="11.586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4">
                <text:p>6.52244865089364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5">
                <text:p>0.0003125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0625">
                <text:p>0.0005640625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0625">
                <text:p>0.0007890625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25">
                <text:p>0.001906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28125">
                <text:p>0.0041328125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8125">
                <text:p>0.005078125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25">
                <text:p>0.0078125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6875">
                <text:p>0.0129687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34375">
                <text:p>0.0202343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125">
                <text:p>0.0303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3.647cm" svg:y="0.288cm" svg:width="13.718cm" svg:height="11.586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4">
                <text:p>6.52244865089364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702cm" svg:y="6.655cm" style:legend-expansion="high" chart:style-name="ch2"/>
        <chart:plot-area chart:style-name="ch3" table:cell-range-address="Calibration.C95:Calibration.C105 Calibration.H93:Calibration.H93 Calibration.H95:Calibration.H105" chart:data-source-has-labels="both" svg:x="0.512cm" svg:y="0.288cm" svg:width="15.678cm" svg:height="13.831cm">
          <chartooo:coordinate-region svg:x="1.306cm" svg:y="0.288cm" svg:width="14.273cm" svg:height="11.769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H95:Calibration.H105" chart:label-cell-address="Calibration.H93:Calibration.H93" chart:class="chart:line">
            <chart:regression-curve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5">
                <text:p>0.0003125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0625">
                <text:p>0.0005640625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0625">
                <text:p>0.0007890625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25">
                <text:p>0.00190625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28125">
                <text:p>0.0041328125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8125">
                <text:p>0.005078125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25">
                <text:p>0.0078125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6875">
                <text:p>0.01296875</text:p>
              </table:table-cell>
              <table:table-cell office:value-type="float" office:value="6.52244865089364">
                <text:p>6.52244865089364</text:p>
              </table:table-cell>
            </table:table-row>
            <table:table-row>
              <table:table-cell office:value-type="float" office:value="0.020234375">
                <text:p>0.020234375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125">
                <text:p>0.030312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5.B2:Feuille5.B29" svg:x="0.32cm" svg:y="0.18cm" svg:width="12.428cm" svg:height="8.64cm">
          <chartooo:coordinate-region svg:x="1.762cm" svg:y="0.379cm" svg:width="10.79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5.B2:Feuille5.B29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E+032">
                <text:p>9E+032</text:p>
                <draw:g>
                  <svg:desc>Feuille5.B2:Feuille5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9573608347201E+036">
                <text:p>1.79573608347201E+0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8296453498155E+039">
                <text:p>3.58296453498155E+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4895411251863E+042">
                <text:p>7.14895411251863E+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640387321504E+046">
                <text:p>1.42640387321504E+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4604989415163E+049">
                <text:p>2.84604989415163E+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67861610032198E+052">
                <text:p>5.67861610032198E+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3303287061481E+056">
                <text:p>1.13303287061481E+0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6069778835873E+059">
                <text:p>2.26069778835873E+0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106851026457E+062">
                <text:p>4.5106851026457E+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00000000000059E+065">
                <text:p>9.00000000000059E+0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7957360834721E+069">
                <text:p>1.7957360834721E+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58296453498178E+072">
                <text:p>3.58296453498178E+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489541125191E+075">
                <text:p>7.1489541125191E+0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2640387321515E+079">
                <text:p>1.42640387321515E+0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4604989415182E+082">
                <text:p>2.84604989415182E+0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7861610032226E+085">
                <text:p>5.67861610032226E+0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3303287061488E+089">
                <text:p>1.13303287061488E+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6069778835887E+092">
                <text:p>2.26069778835887E+0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51068510264607E+095">
                <text:p>4.51068510264607E+0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.00000000000118E+098">
                <text:p>9.00000000000118E+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9573608347227E+102">
                <text:p>1.79573608347227E+1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8296453498201E+105">
                <text:p>3.58296453498201E+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4895411251956E+108">
                <text:p>7.14895411251956E+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2640387321524E+112">
                <text:p>1.42640387321524E+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4604989415201E+115">
                <text:p>2.84604989415201E+1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67861610032282E+118">
                <text:p>5.67861610032282E+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303287061496E+122">
                <text:p>1.13303287061496E+12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